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842d7" officeooo:paragraph-rsid="001842d7"/>
    </style:style>
    <style:style style:name="P2" style:family="paragraph" style:parent-style-name="Standard">
      <style:text-properties officeooo:rsid="001842d7" officeooo:paragraph-rsid="0027fae6"/>
    </style:style>
    <style:style style:name="P3" style:family="paragraph" style:parent-style-name="Standard">
      <style:text-properties fo:font-weight="bold" officeooo:rsid="001842d7" officeooo:paragraph-rsid="001842d7" style:font-weight-asian="bold" style:font-weight-complex="bold"/>
    </style:style>
    <style:style style:name="P4" style:family="paragraph" style:parent-style-name="Standard">
      <style:text-properties fo:font-weight="bold" officeooo:rsid="006a7197" officeooo:paragraph-rsid="006a7197" style:font-weight-asian="bold" style:font-weight-complex="bold"/>
    </style:style>
    <style:style style:name="P5" style:family="paragraph" style:parent-style-name="Standard">
      <style:text-properties fo:font-weight="bold" officeooo:paragraph-rsid="00bc0ea8" style:font-weight-asian="bold" style:font-weight-complex="bold"/>
    </style:style>
    <style:style style:name="P6" style:family="paragraph" style:parent-style-name="Standard">
      <style:text-properties fo:font-weight="bold" officeooo:rsid="00a622ea" officeooo:paragraph-rsid="00a622ea" style:font-weight-asian="bold" style:font-weight-complex="bold"/>
    </style:style>
    <style:style style:name="P7" style:family="paragraph" style:parent-style-name="Standard">
      <style:text-properties fo:font-weight="bold" officeooo:paragraph-rsid="0094e874" style:font-weight-asian="bold" style:font-weight-complex="bold"/>
    </style:style>
    <style:style style:name="P8" style:family="paragraph" style:parent-style-name="Standard">
      <style:text-properties fo:font-weight="bold" officeooo:rsid="00b18e5b" officeooo:paragraph-rsid="00b18e5b" style:font-weight-asian="bold" style:font-weight-complex="bold"/>
    </style:style>
    <style:style style:name="P9" style:family="paragraph" style:parent-style-name="Standard">
      <style:text-properties fo:font-weight="bold" officeooo:rsid="00d1c6aa" officeooo:paragraph-rsid="00d1c6aa" style:font-weight-asian="bold" style:font-weight-complex="bold"/>
    </style:style>
    <style:style style:name="P10" style:family="paragraph" style:parent-style-name="Standard">
      <style:text-properties fo:font-weight="bold" officeooo:rsid="00633d21" officeooo:paragraph-rsid="00633d21" style:font-weight-asian="bold" style:font-weight-complex="bold"/>
    </style:style>
    <style:style style:name="P11" style:family="paragraph" style:parent-style-name="Standard">
      <style:text-properties fo:font-weight="bold" officeooo:rsid="00304824" officeooo:paragraph-rsid="00304824" style:font-weight-asian="bold" style:font-weight-complex="bold"/>
    </style:style>
    <style:style style:name="P12" style:family="paragraph" style:parent-style-name="Standard">
      <style:text-properties fo:font-weight="normal" officeooo:rsid="002c7fde" officeooo:paragraph-rsid="002c7fde" style:font-weight-asian="normal" style:font-weight-complex="normal"/>
    </style:style>
    <style:style style:name="P13" style:family="paragraph" style:parent-style-name="Standard">
      <style:text-properties fo:font-weight="normal" officeooo:rsid="002e9a4e" officeooo:paragraph-rsid="002e9a4e" style:font-weight-asian="normal" style:font-weight-complex="normal"/>
    </style:style>
    <style:style style:name="P14" style:family="paragraph" style:parent-style-name="Standard">
      <style:text-properties fo:font-weight="normal" officeooo:rsid="00304824" officeooo:paragraph-rsid="00304824" style:font-weight-asian="normal" style:font-weight-complex="normal"/>
    </style:style>
    <style:style style:name="P15" style:family="paragraph" style:parent-style-name="Standard">
      <style:text-properties fo:font-weight="normal" officeooo:rsid="003270e5" officeooo:paragraph-rsid="003270e5" style:font-weight-asian="normal" style:font-weight-complex="normal"/>
    </style:style>
    <style:style style:name="P16" style:family="paragraph" style:parent-style-name="Standard">
      <style:text-properties fo:font-weight="normal" officeooo:rsid="003270e5" officeooo:paragraph-rsid="004d44b5" style:font-weight-asian="normal" style:font-weight-complex="normal"/>
    </style:style>
    <style:style style:name="P17" style:family="paragraph" style:parent-style-name="Standard">
      <style:text-properties fo:font-weight="normal" officeooo:rsid="004252b8" officeooo:paragraph-rsid="004252b8" style:font-weight-asian="normal" style:font-weight-complex="normal"/>
    </style:style>
    <style:style style:name="P18" style:family="paragraph" style:parent-style-name="Standard">
      <style:text-properties fo:font-weight="normal" officeooo:rsid="0043f993" officeooo:paragraph-rsid="0043f993" style:font-weight-asian="normal" style:font-weight-complex="normal"/>
    </style:style>
    <style:style style:name="P19" style:family="paragraph" style:parent-style-name="Standard">
      <style:text-properties fo:font-weight="normal" officeooo:rsid="0047118e" officeooo:paragraph-rsid="0047118e" style:font-weight-asian="normal" style:font-weight-complex="normal"/>
    </style:style>
    <style:style style:name="P20" style:family="paragraph" style:parent-style-name="Standard">
      <style:text-properties fo:font-weight="normal" officeooo:rsid="004c5d40" officeooo:paragraph-rsid="0047118e" style:font-weight-asian="normal" style:font-weight-complex="normal"/>
    </style:style>
    <style:style style:name="P21" style:family="paragraph" style:parent-style-name="Standard">
      <style:text-properties fo:font-weight="normal" officeooo:rsid="004d44b5" officeooo:paragraph-rsid="004d44b5" style:font-weight-asian="normal" style:font-weight-complex="normal"/>
    </style:style>
    <style:style style:name="P22" style:family="paragraph" style:parent-style-name="Standard">
      <style:text-properties fo:font-weight="normal" officeooo:rsid="00633d21" officeooo:paragraph-rsid="00633d21" style:font-weight-asian="normal" style:font-weight-complex="normal"/>
    </style:style>
    <style:style style:name="P23" style:family="paragraph" style:parent-style-name="Standard">
      <style:text-properties fo:font-weight="normal" officeooo:rsid="00633d21" officeooo:paragraph-rsid="0064d2f2" style:font-weight-asian="normal" style:font-weight-complex="normal"/>
    </style:style>
    <style:style style:name="P24" style:family="paragraph" style:parent-style-name="Standard">
      <style:text-properties fo:font-weight="normal" officeooo:rsid="006a7197" officeooo:paragraph-rsid="006a7197" style:font-weight-asian="normal" style:font-weight-complex="normal"/>
    </style:style>
    <style:style style:name="P25" style:family="paragraph" style:parent-style-name="Standard">
      <style:text-properties fo:font-weight="normal" officeooo:rsid="006a7197" officeooo:paragraph-rsid="013602e6" style:font-weight-asian="normal" style:font-weight-complex="normal"/>
    </style:style>
    <style:style style:name="P26" style:family="paragraph" style:parent-style-name="Standard">
      <style:text-properties fo:font-weight="normal" officeooo:rsid="006a7197" officeooo:paragraph-rsid="015bcfde" style:font-weight-asian="normal" style:font-weight-complex="normal"/>
    </style:style>
    <style:style style:name="P27" style:family="paragraph" style:parent-style-name="Standard">
      <style:text-properties fo:font-weight="normal" officeooo:rsid="006a7197" officeooo:paragraph-rsid="016b87e1" style:font-weight-asian="normal" style:font-weight-complex="normal"/>
    </style:style>
    <style:style style:name="P28" style:family="paragraph" style:parent-style-name="Standard">
      <style:text-properties fo:font-weight="normal" officeooo:rsid="006a7197" officeooo:paragraph-rsid="016dcab2" style:font-weight-asian="normal" style:font-weight-complex="normal"/>
    </style:style>
    <style:style style:name="P29" style:family="paragraph" style:parent-style-name="Standard">
      <style:text-properties fo:font-weight="normal" officeooo:rsid="006a7197" officeooo:paragraph-rsid="0120ea8b" style:font-weight-asian="normal" style:font-weight-complex="normal"/>
    </style:style>
    <style:style style:name="P30" style:family="paragraph" style:parent-style-name="Standard">
      <style:text-properties fo:font-weight="normal" officeooo:rsid="006a7197" officeooo:paragraph-rsid="013f6c4c" style:font-weight-asian="normal" style:font-weight-complex="normal"/>
    </style:style>
    <style:style style:name="P31" style:family="paragraph" style:parent-style-name="Standard">
      <style:text-properties fo:font-weight="normal" officeooo:rsid="006a7197" officeooo:paragraph-rsid="014892ad" style:font-weight-asian="normal" style:font-weight-complex="normal"/>
    </style:style>
    <style:style style:name="P32" style:family="paragraph" style:parent-style-name="Standard">
      <style:text-properties fo:font-weight="normal" officeooo:rsid="006a7197" officeooo:paragraph-rsid="0157e4ea" style:font-weight-asian="normal" style:font-weight-complex="normal"/>
    </style:style>
    <style:style style:name="P33" style:family="paragraph" style:parent-style-name="Standard">
      <style:text-properties fo:font-weight="normal" officeooo:rsid="006a7197" officeooo:paragraph-rsid="017043e5" style:font-weight-asian="normal" style:font-weight-complex="normal"/>
    </style:style>
    <style:style style:name="P34" style:family="paragraph" style:parent-style-name="Standard">
      <style:text-properties fo:font-weight="normal" officeooo:rsid="0096e448" officeooo:paragraph-rsid="0096e448" style:font-weight-asian="normal" style:font-weight-complex="normal"/>
    </style:style>
    <style:style style:name="P35" style:family="paragraph" style:parent-style-name="Standard">
      <style:text-properties fo:font-weight="normal" officeooo:rsid="00996005" officeooo:paragraph-rsid="0096e448" style:font-weight-asian="normal" style:font-weight-complex="normal"/>
    </style:style>
    <style:style style:name="P36" style:family="paragraph" style:parent-style-name="Standard">
      <style:text-properties fo:font-weight="normal" officeooo:rsid="00a622ea" officeooo:paragraph-rsid="00a622ea" style:font-weight-asian="normal" style:font-weight-complex="normal"/>
    </style:style>
    <style:style style:name="P37" style:family="paragraph" style:parent-style-name="Standard">
      <style:text-properties fo:font-weight="normal" officeooo:rsid="00a622ea" officeooo:paragraph-rsid="0192a044" style:font-weight-asian="normal" style:font-weight-complex="normal"/>
    </style:style>
    <style:style style:name="P38" style:family="paragraph" style:parent-style-name="Standard">
      <style:text-properties fo:font-weight="normal" officeooo:rsid="00a72287" officeooo:paragraph-rsid="00a72287" style:font-weight-asian="normal" style:font-weight-complex="normal"/>
    </style:style>
    <style:style style:name="P39" style:family="paragraph" style:parent-style-name="Standard">
      <style:text-properties fo:font-weight="normal" officeooo:rsid="00aec10d" officeooo:paragraph-rsid="00a72287" style:font-weight-asian="normal" style:font-weight-complex="normal"/>
    </style:style>
    <style:style style:name="P40" style:family="paragraph" style:parent-style-name="Standard">
      <style:text-properties fo:font-weight="normal" officeooo:rsid="00b18e5b" officeooo:paragraph-rsid="00b18e5b" style:font-weight-asian="normal" style:font-weight-complex="normal"/>
    </style:style>
    <style:style style:name="P41" style:family="paragraph" style:parent-style-name="Standard">
      <style:text-properties fo:font-weight="normal" officeooo:rsid="00b1b84f" officeooo:paragraph-rsid="00b18e5b" style:font-weight-asian="normal" style:font-weight-complex="normal"/>
    </style:style>
    <style:style style:name="P42" style:family="paragraph" style:parent-style-name="Standard">
      <style:text-properties fo:font-weight="normal" officeooo:rsid="00b1b84f" officeooo:paragraph-rsid="00b1b84f" style:font-weight-asian="normal" style:font-weight-complex="normal"/>
    </style:style>
    <style:style style:name="P43" style:family="paragraph" style:parent-style-name="Standard">
      <style:text-properties fo:font-weight="normal" officeooo:rsid="00bc0ea8" officeooo:paragraph-rsid="00bc0ea8" style:font-weight-asian="normal" style:font-weight-complex="normal"/>
    </style:style>
    <style:style style:name="P44" style:family="paragraph" style:parent-style-name="Standard">
      <style:text-properties fo:font-weight="normal" officeooo:rsid="00bd6fda" officeooo:paragraph-rsid="00bc0ea8" style:font-weight-asian="normal" style:font-weight-complex="normal"/>
    </style:style>
    <style:style style:name="P45" style:family="paragraph" style:parent-style-name="Standard">
      <style:text-properties fo:font-weight="normal" officeooo:rsid="00bd6fda" officeooo:paragraph-rsid="00bd6fda" style:font-weight-asian="normal" style:font-weight-complex="normal"/>
    </style:style>
    <style:style style:name="P46" style:family="paragraph" style:parent-style-name="Standard">
      <style:text-properties fo:font-weight="normal" officeooo:rsid="00bd6fda" officeooo:paragraph-rsid="01a7585d" style:font-weight-asian="normal" style:font-weight-complex="normal"/>
    </style:style>
    <style:style style:name="P47" style:family="paragraph" style:parent-style-name="Standard">
      <style:text-properties fo:font-weight="normal" officeooo:rsid="00bd8db0" officeooo:paragraph-rsid="00bd6fda" style:font-weight-asian="normal" style:font-weight-complex="normal"/>
    </style:style>
    <style:style style:name="P48" style:family="paragraph" style:parent-style-name="Standard">
      <style:text-properties fo:font-weight="normal" officeooo:rsid="00bd8db0" officeooo:paragraph-rsid="01aafec3" style:font-weight-asian="normal" style:font-weight-complex="normal"/>
    </style:style>
    <style:style style:name="P49" style:family="paragraph" style:parent-style-name="Standard">
      <style:text-properties fo:font-weight="normal" officeooo:rsid="00bd8db0" officeooo:paragraph-rsid="01ac5d43" style:font-weight-asian="normal" style:font-weight-complex="normal"/>
    </style:style>
    <style:style style:name="P50" style:family="paragraph" style:parent-style-name="Standard">
      <style:text-properties fo:font-weight="normal" officeooo:rsid="00bd8db0" officeooo:paragraph-rsid="00bd8db0" style:font-weight-asian="normal" style:font-weight-complex="normal"/>
    </style:style>
    <style:style style:name="P51" style:family="paragraph" style:parent-style-name="Standard">
      <style:text-properties fo:font-weight="normal" officeooo:rsid="00bf48a4" officeooo:paragraph-rsid="00bd8db0" style:font-weight-asian="normal" style:font-weight-complex="normal"/>
    </style:style>
    <style:style style:name="P52" style:family="paragraph" style:parent-style-name="Standard">
      <style:text-properties fo:font-weight="normal" officeooo:rsid="00d1c6aa" officeooo:paragraph-rsid="00d1c6aa" style:font-weight-asian="normal" style:font-weight-complex="normal"/>
    </style:style>
    <style:style style:name="P53" style:family="paragraph" style:parent-style-name="Standard">
      <style:text-properties fo:font-weight="normal" officeooo:rsid="00d2a4f9" officeooo:paragraph-rsid="00d1c6aa" style:font-weight-asian="normal" style:font-weight-complex="normal"/>
    </style:style>
    <style:style style:name="P54" style:family="paragraph" style:parent-style-name="Standard">
      <style:text-properties fo:font-weight="normal" officeooo:rsid="01615563" officeooo:paragraph-rsid="01615563" style:font-weight-asian="normal" style:font-weight-complex="normal"/>
    </style:style>
    <style:style style:name="P55" style:family="paragraph" style:parent-style-name="Standard">
      <style:text-properties fo:font-weight="normal" officeooo:rsid="00a11fcd" officeooo:paragraph-rsid="017edd5e" style:font-weight-asian="normal" style:font-weight-complex="normal"/>
    </style:style>
    <style:style style:name="P56" style:family="paragraph" style:parent-style-name="Standard">
      <style:text-properties fo:font-weight="normal" officeooo:rsid="00a11fcd" officeooo:paragraph-rsid="009c3bd6" style:font-weight-asian="normal" style:font-weight-complex="normal"/>
    </style:style>
    <style:style style:name="P57" style:family="paragraph" style:parent-style-name="Standard">
      <style:text-properties fo:font-weight="normal" officeooo:rsid="00a11fcd" officeooo:paragraph-rsid="01828423" style:font-weight-asian="normal" style:font-weight-complex="normal"/>
    </style:style>
    <style:style style:name="P58" style:family="paragraph" style:parent-style-name="Standard">
      <style:text-properties fo:font-weight="normal" officeooo:rsid="00a11fcd" officeooo:paragraph-rsid="01843cc4" style:font-weight-asian="normal" style:font-weight-complex="normal"/>
    </style:style>
    <style:style style:name="P59" style:family="paragraph" style:parent-style-name="Standard">
      <style:text-properties fo:font-weight="normal" officeooo:rsid="00a11fcd" officeooo:paragraph-rsid="018b2394" style:font-weight-asian="normal" style:font-weight-complex="normal"/>
    </style:style>
    <style:style style:name="P60" style:family="paragraph" style:parent-style-name="Standard">
      <style:text-properties fo:font-weight="normal" officeooo:rsid="00a11fcd" officeooo:paragraph-rsid="018c6efe" style:font-weight-asian="normal" style:font-weight-complex="normal"/>
    </style:style>
    <style:style style:name="P61" style:family="paragraph" style:parent-style-name="Standard">
      <style:text-properties fo:font-weight="normal" officeooo:rsid="00d3dc2d" officeooo:paragraph-rsid="00d1c6aa" style:font-weight-asian="normal" style:font-weight-complex="normal"/>
    </style:style>
    <style:style style:name="P62" style:family="paragraph" style:parent-style-name="Standard">
      <style:text-properties style:text-line-through-style="none" style:text-line-through-type="none" fo:font-weight="normal" officeooo:rsid="004d44b5" officeooo:paragraph-rsid="004d44b5" style:font-weight-asian="normal" style:font-weight-complex="normal"/>
    </style:style>
    <style:style style:name="P63" style:family="paragraph" style:parent-style-name="Standard">
      <style:text-properties officeooo:paragraph-rsid="00a622ea"/>
    </style:style>
    <style:style style:name="P64" style:family="paragraph" style:parent-style-name="Standard">
      <style:text-properties officeooo:paragraph-rsid="00a72287"/>
    </style:style>
    <style:style style:name="P65" style:family="paragraph" style:parent-style-name="Standard">
      <style:text-properties officeooo:rsid="00b18e5b" officeooo:paragraph-rsid="00b18e5b"/>
    </style:style>
    <style:style style:name="P66" style:family="paragraph" style:parent-style-name="Standard">
      <style:text-properties officeooo:paragraph-rsid="00b18e5b"/>
    </style:style>
    <style:style style:name="P67" style:family="paragraph" style:parent-style-name="Standard">
      <style:text-properties officeooo:paragraph-rsid="00b1b84f"/>
    </style:style>
    <style:style style:name="P68" style:family="paragraph" style:parent-style-name="Standard">
      <style:text-properties officeooo:paragraph-rsid="00bc0ea8"/>
    </style:style>
    <style:style style:name="P69" style:family="paragraph" style:parent-style-name="Standard">
      <style:text-properties officeooo:paragraph-rsid="00bd6fda"/>
    </style:style>
    <style:style style:name="P70" style:family="paragraph" style:parent-style-name="Standard">
      <style:text-properties officeooo:paragraph-rsid="00bd8db0"/>
    </style:style>
    <style:style style:name="P71" style:family="paragraph" style:parent-style-name="Standard">
      <style:text-properties officeooo:paragraph-rsid="00d1c6aa"/>
    </style:style>
    <style:style style:name="P72" style:family="paragraph" style:parent-style-name="Standard">
      <style:text-properties officeooo:paragraph-rsid="004d44b5"/>
    </style:style>
    <style:style style:name="P73" style:family="paragraph" style:parent-style-name="Standard">
      <style:text-properties officeooo:paragraph-rsid="006a7197"/>
    </style:style>
    <style:style style:name="P74" style:family="paragraph" style:parent-style-name="Standard">
      <style:text-properties officeooo:paragraph-rsid="0120ea8b"/>
    </style:style>
    <style:style style:name="P75" style:family="paragraph" style:parent-style-name="Standard">
      <style:text-properties officeooo:paragraph-rsid="013602e6"/>
    </style:style>
    <style:style style:name="P76" style:family="paragraph" style:parent-style-name="Standard">
      <style:text-properties officeooo:paragraph-rsid="013f6c4c"/>
    </style:style>
    <style:style style:name="P77" style:family="paragraph" style:parent-style-name="Standard">
      <style:text-properties officeooo:paragraph-rsid="014892ad"/>
    </style:style>
    <style:style style:name="P78" style:family="paragraph" style:parent-style-name="Standard">
      <style:text-properties officeooo:paragraph-rsid="0157e4ea"/>
    </style:style>
    <style:style style:name="P79" style:family="paragraph" style:parent-style-name="Standard">
      <style:text-properties officeooo:rsid="0158119f" officeooo:paragraph-rsid="0158119f"/>
    </style:style>
    <style:style style:name="P80" style:family="paragraph" style:parent-style-name="Standard">
      <style:text-properties officeooo:paragraph-rsid="016fc1cf"/>
    </style:style>
    <style:style style:name="P81" style:family="paragraph" style:parent-style-name="Standard">
      <style:text-properties officeooo:paragraph-rsid="017043e5"/>
    </style:style>
    <style:style style:name="P82" style:family="paragraph" style:parent-style-name="Standard">
      <style:text-properties officeooo:paragraph-rsid="017edd5e"/>
    </style:style>
    <style:style style:name="P83" style:family="paragraph" style:parent-style-name="Standard">
      <style:text-properties officeooo:paragraph-rsid="01843cc4"/>
    </style:style>
    <style:style style:name="P84" style:family="paragraph" style:parent-style-name="Standard">
      <style:text-properties officeooo:paragraph-rsid="018b2394"/>
    </style:style>
    <style:style style:name="P85" style:family="paragraph" style:parent-style-name="Standard">
      <style:text-properties officeooo:paragraph-rsid="018c6efe"/>
    </style:style>
    <style:style style:name="P86" style:family="paragraph" style:parent-style-name="Standard">
      <style:text-properties officeooo:paragraph-rsid="0192a044"/>
    </style:style>
    <style:style style:name="P87" style:family="paragraph" style:parent-style-name="Standard">
      <style:text-properties officeooo:paragraph-rsid="01a7585d"/>
    </style:style>
    <style:style style:name="P88" style:family="paragraph" style:parent-style-name="Standard">
      <style:text-properties officeooo:paragraph-rsid="01aafec3"/>
    </style:style>
    <style:style style:name="P89" style:family="paragraph" style:parent-style-name="Standard">
      <style:text-properties officeooo:paragraph-rsid="01ac5d43"/>
    </style:style>
    <style:style style:name="P90" style:family="paragraph" style:parent-style-name="Standard">
      <style:text-properties fo:language="id" fo:country="ID" officeooo:rsid="026d8584" officeooo:paragraph-rsid="01cef537"/>
    </style:style>
    <style:style style:name="P91" style:family="paragraph" style:parent-style-name="Standard">
      <style:text-properties fo:language="id" fo:country="ID" officeooo:rsid="003e22be" officeooo:paragraph-rsid="01cef537"/>
    </style:style>
    <style:style style:name="P92" style:family="paragraph" style:parent-style-name="Standard">
      <style:text-properties fo:language="id" fo:country="ID" officeooo:rsid="003e22be" officeooo:paragraph-rsid="01d6a110"/>
    </style:style>
    <style:style style:name="P93" style:family="paragraph" style:parent-style-name="Standard">
      <style:text-properties fo:language="id" fo:country="ID" officeooo:rsid="013259a6" officeooo:paragraph-rsid="01cef537"/>
    </style:style>
    <style:style style:name="P94" style:family="paragraph" style:parent-style-name="Standard">
      <style:text-properties fo:language="id" fo:country="ID" officeooo:rsid="013259a6" officeooo:paragraph-rsid="01d4e45b"/>
    </style:style>
    <style:style style:name="P95" style:family="paragraph" style:parent-style-name="Standard">
      <style:text-properties fo:language="id" fo:country="ID" fo:font-weight="bold" officeooo:rsid="01cef537" officeooo:paragraph-rsid="01cef537" style:font-weight-asian="bold" style:font-weight-complex="bold"/>
    </style:style>
    <style:style style:name="P96" style:family="paragraph" style:parent-style-name="Standard">
      <style:text-properties fo:language="id" fo:country="ID" fo:font-weight="bold" officeooo:rsid="01d6a110" officeooo:paragraph-rsid="01d6a110" style:font-weight-asian="bold" style:font-weight-complex="bold"/>
    </style:style>
    <style:style style:name="P97" style:family="paragraph" style:parent-style-name="Standard">
      <style:text-properties fo:language="id" fo:country="ID" officeooo:rsid="026ec938" officeooo:paragraph-rsid="01d4e45b"/>
    </style:style>
    <style:style style:name="P98" style:family="paragraph" style:parent-style-name="Standard">
      <style:text-properties fo:language="id" fo:country="ID" fo:font-weight="normal" officeooo:rsid="026fc8a8" officeooo:paragraph-rsid="01d6a110" style:font-weight-asian="normal" style:font-weight-complex="normal"/>
    </style:style>
    <style:style style:name="P99" style:family="paragraph" style:parent-style-name="Standard">
      <style:text-properties fo:language="id" fo:country="ID" fo:font-weight="normal" officeooo:rsid="00d3dc2d" officeooo:paragraph-rsid="01cef537" style:font-weight-asian="normal" style:font-weight-complex="normal"/>
    </style:style>
    <style:style style:name="P100" style:family="paragraph" style:parent-style-name="Standard">
      <style:text-properties fo:language="id" fo:country="ID" fo:font-weight="normal" officeooo:rsid="00d3dc2d" officeooo:paragraph-rsid="01d4e45b" style:font-weight-asian="normal" style:font-weight-complex="normal"/>
    </style:style>
    <style:style style:name="P101" style:family="paragraph" style:parent-style-name="Standard">
      <style:text-properties fo:language="id" fo:country="ID" officeooo:rsid="026fc8a8" officeooo:paragraph-rsid="01d6a110"/>
    </style:style>
    <style:style style:name="T1" style:family="text">
      <style:text-properties officeooo:rsid="001ca7aa"/>
    </style:style>
    <style:style style:name="T2" style:family="text">
      <style:text-properties officeooo:rsid="001e8082"/>
    </style:style>
    <style:style style:name="T3" style:family="text">
      <style:text-properties officeooo:rsid="001fef78"/>
    </style:style>
    <style:style style:name="T4" style:family="text">
      <style:text-properties officeooo:rsid="00218d08"/>
    </style:style>
    <style:style style:name="T5" style:family="text">
      <style:text-properties officeooo:rsid="0022b535"/>
    </style:style>
    <style:style style:name="T6" style:family="text">
      <style:text-properties officeooo:rsid="00246834"/>
    </style:style>
    <style:style style:name="T7" style:family="text">
      <style:text-properties officeooo:rsid="0025ebd9"/>
    </style:style>
    <style:style style:name="T8" style:family="text">
      <style:text-properties officeooo:rsid="0029da08"/>
    </style:style>
    <style:style style:name="T9" style:family="text">
      <style:text-properties officeooo:rsid="002ae088"/>
    </style:style>
    <style:style style:name="T10" style:family="text">
      <style:text-properties officeooo:rsid="002bd87f"/>
    </style:style>
    <style:style style:name="T11" style:family="text">
      <style:text-properties officeooo:rsid="002c7fde"/>
    </style:style>
    <style:style style:name="T12" style:family="text">
      <style:text-properties officeooo:rsid="002e5ea2"/>
    </style:style>
    <style:style style:name="T13" style:family="text">
      <style:text-properties officeooo:rsid="002e9a4e"/>
    </style:style>
    <style:style style:name="T14" style:family="text">
      <style:text-properties officeooo:rsid="002f0d1e"/>
    </style:style>
    <style:style style:name="T15" style:family="text">
      <style:text-properties officeooo:rsid="00340f2d"/>
    </style:style>
    <style:style style:name="T16" style:family="text">
      <style:text-properties officeooo:rsid="00356ac7"/>
    </style:style>
    <style:style style:name="T17" style:family="text">
      <style:text-properties officeooo:rsid="0036683e"/>
    </style:style>
    <style:style style:name="T18" style:family="text">
      <style:text-properties officeooo:rsid="003b0d4f"/>
    </style:style>
    <style:style style:name="T19" style:family="text">
      <style:text-properties officeooo:rsid="003bfeda"/>
    </style:style>
    <style:style style:name="T20" style:family="text">
      <style:text-properties officeooo:rsid="003de0f9"/>
    </style:style>
    <style:style style:name="T21" style:family="text">
      <style:text-properties officeooo:rsid="003f8f75"/>
    </style:style>
    <style:style style:name="T22" style:family="text">
      <style:text-properties officeooo:rsid="00417013"/>
    </style:style>
    <style:style style:name="T23" style:family="text">
      <style:text-properties officeooo:rsid="00435f68"/>
    </style:style>
    <style:style style:name="T24" style:family="text">
      <style:text-properties officeooo:rsid="0043f993"/>
    </style:style>
    <style:style style:name="T25" style:family="text">
      <style:text-properties officeooo:rsid="0044e1e6"/>
    </style:style>
    <style:style style:name="T26" style:family="text">
      <style:text-properties officeooo:rsid="00460497"/>
    </style:style>
    <style:style style:name="T27" style:family="text">
      <style:text-properties officeooo:rsid="0046d7b5"/>
    </style:style>
    <style:style style:name="T28" style:family="text">
      <style:text-properties officeooo:rsid="00471e2b"/>
    </style:style>
    <style:style style:name="T29" style:family="text">
      <style:text-properties officeooo:rsid="004ab97a"/>
    </style:style>
    <style:style style:name="T30" style:family="text">
      <style:text-properties officeooo:rsid="004ba8e5"/>
    </style:style>
    <style:style style:name="T31" style:family="text">
      <style:text-properties officeooo:rsid="004c1e4c"/>
    </style:style>
    <style:style style:name="T32" style:family="text">
      <style:text-properties officeooo:rsid="004d44b5"/>
    </style:style>
    <style:style style:name="T33" style:family="text">
      <style:text-properties officeooo:rsid="005540a2"/>
    </style:style>
    <style:style style:name="T34" style:family="text">
      <style:text-properties officeooo:rsid="0056c79f"/>
    </style:style>
    <style:style style:name="T35" style:family="text">
      <style:text-properties officeooo:rsid="005acfd9"/>
    </style:style>
    <style:style style:name="T36" style:family="text">
      <style:text-properties officeooo:rsid="005b70fc"/>
    </style:style>
    <style:style style:name="T37" style:family="text">
      <style:text-properties officeooo:rsid="005c27f8"/>
    </style:style>
    <style:style style:name="T38" style:family="text">
      <style:text-properties officeooo:rsid="005cc8e6"/>
    </style:style>
    <style:style style:name="T39" style:family="text">
      <style:text-properties officeooo:rsid="00663ad5"/>
    </style:style>
    <style:style style:name="T40" style:family="text">
      <style:text-properties fo:font-weight="normal" style:font-weight-asian="normal" style:font-weight-complex="normal"/>
    </style:style>
    <style:style style:name="T41" style:family="text">
      <style:text-properties fo:font-weight="normal" officeooo:rsid="00a11fcd" style:font-weight-asian="normal" style:font-weight-complex="normal"/>
    </style:style>
    <style:style style:name="T42" style:family="text">
      <style:text-properties fo:font-weight="normal" officeooo:rsid="00a97380" style:font-weight-asian="normal" style:font-weight-complex="normal"/>
    </style:style>
    <style:style style:name="T43" style:family="text">
      <style:text-properties fo:font-weight="normal" officeooo:rsid="00a622ea" style:font-weight-asian="normal" style:font-weight-complex="normal"/>
    </style:style>
    <style:style style:name="T44" style:family="text">
      <style:text-properties fo:font-weight="normal" officeooo:rsid="00a98d53" style:font-weight-asian="normal" style:font-weight-complex="normal"/>
    </style:style>
    <style:style style:name="T45" style:family="text">
      <style:text-properties fo:font-weight="normal" officeooo:rsid="00ab6055" style:font-weight-asian="normal" style:font-weight-complex="normal"/>
    </style:style>
    <style:style style:name="T46" style:family="text">
      <style:text-properties fo:font-weight="normal" officeooo:rsid="00ab9ce6" style:font-weight-asian="normal" style:font-weight-complex="normal"/>
    </style:style>
    <style:style style:name="T47" style:family="text">
      <style:text-properties fo:font-weight="normal" officeooo:rsid="00aba608" style:font-weight-asian="normal" style:font-weight-complex="normal"/>
    </style:style>
    <style:style style:name="T48" style:family="text">
      <style:text-properties fo:font-weight="normal" officeooo:rsid="00a72287" style:font-weight-asian="normal" style:font-weight-complex="normal"/>
    </style:style>
    <style:style style:name="T49" style:family="text">
      <style:text-properties fo:font-weight="normal" officeooo:rsid="00ac6283" style:font-weight-asian="normal" style:font-weight-complex="normal"/>
    </style:style>
    <style:style style:name="T50" style:family="text">
      <style:text-properties fo:font-weight="normal" officeooo:rsid="00ace87d" style:font-weight-asian="normal" style:font-weight-complex="normal"/>
    </style:style>
    <style:style style:name="T51" style:family="text">
      <style:text-properties fo:font-weight="normal" officeooo:rsid="00aec10d" style:font-weight-asian="normal" style:font-weight-complex="normal"/>
    </style:style>
    <style:style style:name="T52" style:family="text">
      <style:text-properties fo:font-weight="normal" officeooo:rsid="00b1b84f" style:font-weight-asian="normal" style:font-weight-complex="normal"/>
    </style:style>
    <style:style style:name="T53" style:family="text">
      <style:text-properties fo:font-weight="normal" officeooo:rsid="00b30a04" style:font-weight-asian="normal" style:font-weight-complex="normal"/>
    </style:style>
    <style:style style:name="T54" style:family="text">
      <style:text-properties fo:font-weight="normal" officeooo:rsid="00b350db" style:font-weight-asian="normal" style:font-weight-complex="normal"/>
    </style:style>
    <style:style style:name="T55" style:family="text">
      <style:text-properties fo:font-weight="normal" officeooo:rsid="00b46da3" style:font-weight-asian="normal" style:font-weight-complex="normal"/>
    </style:style>
    <style:style style:name="T56" style:family="text">
      <style:text-properties fo:font-weight="normal" officeooo:rsid="00b18e5b" style:font-weight-asian="normal" style:font-weight-complex="normal"/>
    </style:style>
    <style:style style:name="T57" style:family="text">
      <style:text-properties fo:font-weight="normal" officeooo:rsid="00b4e5c9" style:font-weight-asian="normal" style:font-weight-complex="normal"/>
    </style:style>
    <style:style style:name="T58" style:family="text">
      <style:text-properties fo:font-weight="normal" officeooo:rsid="00b61d3d" style:font-weight-asian="normal" style:font-weight-complex="normal"/>
    </style:style>
    <style:style style:name="T59" style:family="text">
      <style:text-properties fo:font-weight="normal" officeooo:rsid="00b65c4b" style:font-weight-asian="normal" style:font-weight-complex="normal"/>
    </style:style>
    <style:style style:name="T60" style:family="text">
      <style:text-properties fo:font-weight="normal" officeooo:rsid="00b844df" style:font-weight-asian="normal" style:font-weight-complex="normal"/>
    </style:style>
    <style:style style:name="T61" style:family="text">
      <style:text-properties fo:font-weight="normal" officeooo:rsid="00b8b436" style:font-weight-asian="normal" style:font-weight-complex="normal"/>
    </style:style>
    <style:style style:name="T62" style:family="text">
      <style:text-properties fo:font-weight="normal" officeooo:rsid="00b92dea" style:font-weight-asian="normal" style:font-weight-complex="normal"/>
    </style:style>
    <style:style style:name="T63" style:family="text">
      <style:text-properties fo:font-weight="normal" officeooo:rsid="00bb2381" style:font-weight-asian="normal" style:font-weight-complex="normal"/>
    </style:style>
    <style:style style:name="T64" style:family="text">
      <style:text-properties fo:font-weight="normal" officeooo:rsid="00bb948e" style:font-weight-asian="normal" style:font-weight-complex="normal"/>
    </style:style>
    <style:style style:name="T65" style:family="text">
      <style:text-properties fo:font-weight="normal" officeooo:rsid="00bbf900" style:font-weight-asian="normal" style:font-weight-complex="normal"/>
    </style:style>
    <style:style style:name="T66" style:family="text">
      <style:text-properties fo:font-weight="normal" officeooo:rsid="00bd6fda" style:font-weight-asian="normal" style:font-weight-complex="normal"/>
    </style:style>
    <style:style style:name="T67" style:family="text">
      <style:text-properties fo:font-weight="normal" officeooo:rsid="00bd8db0" style:font-weight-asian="normal" style:font-weight-complex="normal"/>
    </style:style>
    <style:style style:name="T68" style:family="text">
      <style:text-properties fo:font-weight="normal" officeooo:rsid="00bf48a4" style:font-weight-asian="normal" style:font-weight-complex="normal"/>
    </style:style>
    <style:style style:name="T69" style:family="text">
      <style:text-properties fo:font-weight="normal" officeooo:rsid="00bc0ea8" style:font-weight-asian="normal" style:font-weight-complex="normal"/>
    </style:style>
    <style:style style:name="T70" style:family="text">
      <style:text-properties fo:font-weight="normal" officeooo:rsid="00c1724c" style:font-weight-asian="normal" style:font-weight-complex="normal"/>
    </style:style>
    <style:style style:name="T71" style:family="text">
      <style:text-properties fo:font-weight="normal" officeooo:rsid="00c22552" style:font-weight-asian="normal" style:font-weight-complex="normal"/>
    </style:style>
    <style:style style:name="T72" style:family="text">
      <style:text-properties fo:font-weight="normal" officeooo:rsid="00c34c10" style:font-weight-asian="normal" style:font-weight-complex="normal"/>
    </style:style>
    <style:style style:name="T73" style:family="text">
      <style:text-properties fo:font-weight="normal" officeooo:rsid="00c53d2f" style:font-weight-asian="normal" style:font-weight-complex="normal"/>
    </style:style>
    <style:style style:name="T74" style:family="text">
      <style:text-properties fo:font-weight="normal" officeooo:rsid="00c70db4" style:font-weight-asian="normal" style:font-weight-complex="normal"/>
    </style:style>
    <style:style style:name="T75" style:family="text">
      <style:text-properties fo:font-weight="normal" officeooo:rsid="00c72038" style:font-weight-asian="normal" style:font-weight-complex="normal"/>
    </style:style>
    <style:style style:name="T76" style:family="text">
      <style:text-properties fo:font-weight="normal" officeooo:rsid="00c9143d" style:font-weight-asian="normal" style:font-weight-complex="normal"/>
    </style:style>
    <style:style style:name="T77" style:family="text">
      <style:text-properties fo:font-weight="normal" officeooo:rsid="00cada92" style:font-weight-asian="normal" style:font-weight-complex="normal"/>
    </style:style>
    <style:style style:name="T78" style:family="text">
      <style:text-properties fo:font-weight="normal" officeooo:rsid="00cc8c50" style:font-weight-asian="normal" style:font-weight-complex="normal"/>
    </style:style>
    <style:style style:name="T79" style:family="text">
      <style:text-properties fo:font-weight="normal" officeooo:rsid="00cdb042" style:font-weight-asian="normal" style:font-weight-complex="normal"/>
    </style:style>
    <style:style style:name="T80" style:family="text">
      <style:text-properties fo:font-weight="normal" officeooo:rsid="00cf60dc" style:font-weight-asian="normal" style:font-weight-complex="normal"/>
    </style:style>
    <style:style style:name="T81" style:family="text">
      <style:text-properties fo:font-weight="normal" officeooo:rsid="00d2a4f9" style:font-weight-asian="normal" style:font-weight-complex="normal"/>
    </style:style>
    <style:style style:name="T82" style:family="text">
      <style:text-properties fo:font-weight="normal" officeooo:rsid="00d3dc2d" style:font-weight-asian="normal" style:font-weight-complex="normal"/>
    </style:style>
    <style:style style:name="T83" style:family="text">
      <style:text-properties fo:font-weight="normal" officeooo:rsid="00d4b1aa" style:font-weight-asian="normal" style:font-weight-complex="normal"/>
    </style:style>
    <style:style style:name="T84" style:family="text">
      <style:text-properties fo:font-weight="normal" officeooo:rsid="00d1c6aa" style:font-weight-asian="normal" style:font-weight-complex="normal"/>
    </style:style>
    <style:style style:name="T85" style:family="text">
      <style:text-properties fo:font-weight="normal" officeooo:rsid="00d6f06e" style:font-weight-asian="normal" style:font-weight-complex="normal"/>
    </style:style>
    <style:style style:name="T86" style:family="text">
      <style:text-properties fo:font-weight="normal" officeooo:rsid="00d79568" style:font-weight-asian="normal" style:font-weight-complex="normal"/>
    </style:style>
    <style:style style:name="T87" style:family="text">
      <style:text-properties fo:font-weight="normal" officeooo:rsid="00d7d5d8" style:font-weight-asian="normal" style:font-weight-complex="normal"/>
    </style:style>
    <style:style style:name="T88" style:family="text">
      <style:text-properties fo:font-weight="normal" officeooo:rsid="00d9500b" style:font-weight-asian="normal" style:font-weight-complex="normal"/>
    </style:style>
    <style:style style:name="T89" style:family="text">
      <style:text-properties fo:font-weight="normal" officeooo:rsid="00dac987" style:font-weight-asian="normal" style:font-weight-complex="normal"/>
    </style:style>
    <style:style style:name="T90" style:family="text">
      <style:text-properties fo:font-weight="normal" officeooo:rsid="00dbc0fe" style:font-weight-asian="normal" style:font-weight-complex="normal"/>
    </style:style>
    <style:style style:name="T91" style:family="text">
      <style:text-properties fo:font-weight="normal" officeooo:rsid="00dd7226" style:font-weight-asian="normal" style:font-weight-complex="normal"/>
    </style:style>
    <style:style style:name="T92" style:family="text">
      <style:text-properties fo:font-weight="normal" officeooo:rsid="00de2ecc" style:font-weight-asian="normal" style:font-weight-complex="normal"/>
    </style:style>
    <style:style style:name="T93" style:family="text">
      <style:text-properties fo:font-weight="normal" officeooo:rsid="00df6457" style:font-weight-asian="normal" style:font-weight-complex="normal"/>
    </style:style>
    <style:style style:name="T94" style:family="text">
      <style:text-properties fo:font-weight="normal" officeooo:rsid="004d44b5" style:font-weight-asian="normal" style:font-weight-complex="normal"/>
    </style:style>
    <style:style style:name="T95" style:family="text">
      <style:text-properties fo:font-weight="normal" officeooo:rsid="004fe709" style:font-weight-asian="normal" style:font-weight-complex="normal"/>
    </style:style>
    <style:style style:name="T96" style:family="text">
      <style:text-properties fo:font-weight="normal" officeooo:rsid="00515ac8" style:font-weight-asian="normal" style:font-weight-complex="normal"/>
    </style:style>
    <style:style style:name="T97" style:family="text">
      <style:text-properties fo:font-weight="normal" officeooo:rsid="00e3737b" style:font-weight-asian="normal" style:font-weight-complex="normal"/>
    </style:style>
    <style:style style:name="T98" style:family="text">
      <style:text-properties fo:font-weight="normal" officeooo:rsid="0052b8f7" style:font-weight-asian="normal" style:font-weight-complex="normal"/>
    </style:style>
    <style:style style:name="T99" style:family="text">
      <style:text-properties fo:font-weight="normal" officeooo:rsid="00538870" style:font-weight-asian="normal" style:font-weight-complex="normal"/>
    </style:style>
    <style:style style:name="T100" style:family="text">
      <style:text-properties fo:font-weight="normal" officeooo:rsid="00542808" style:font-weight-asian="normal" style:font-weight-complex="normal"/>
    </style:style>
    <style:style style:name="T101" style:family="text">
      <style:text-properties fo:font-weight="normal" officeooo:rsid="00e571be" style:font-weight-asian="normal" style:font-weight-complex="normal"/>
    </style:style>
    <style:style style:name="T102" style:family="text">
      <style:text-properties fo:font-weight="normal" officeooo:rsid="005ee420" style:font-weight-asian="normal" style:font-weight-complex="normal"/>
    </style:style>
    <style:style style:name="T103" style:family="text">
      <style:text-properties fo:font-weight="normal" officeooo:rsid="005f951e" style:font-weight-asian="normal" style:font-weight-complex="normal"/>
    </style:style>
    <style:style style:name="T104" style:family="text">
      <style:text-properties fo:font-weight="normal" officeooo:rsid="00e7faee" style:font-weight-asian="normal" style:font-weight-complex="normal"/>
    </style:style>
    <style:style style:name="T105" style:family="text">
      <style:text-properties fo:font-weight="normal" officeooo:rsid="00f37aa3" style:font-weight-asian="normal" style:font-weight-complex="normal"/>
    </style:style>
    <style:style style:name="T106" style:family="text">
      <style:text-properties fo:font-weight="normal" officeooo:rsid="00f3fba4" style:font-weight-asian="normal" style:font-weight-complex="normal"/>
    </style:style>
    <style:style style:name="T107" style:family="text">
      <style:text-properties fo:font-weight="normal" officeooo:rsid="006a7197" style:font-weight-asian="normal" style:font-weight-complex="normal"/>
    </style:style>
    <style:style style:name="T108" style:family="text">
      <style:text-properties fo:font-weight="normal" officeooo:rsid="00f64daa" style:font-weight-asian="normal" style:font-weight-complex="normal"/>
    </style:style>
    <style:style style:name="T109" style:family="text">
      <style:text-properties fo:font-weight="normal" officeooo:rsid="01042fdb" style:font-weight-asian="normal" style:font-weight-complex="normal"/>
    </style:style>
    <style:style style:name="T110" style:family="text">
      <style:text-properties fo:font-weight="normal" officeooo:rsid="010434df" style:font-weight-asian="normal" style:font-weight-complex="normal"/>
    </style:style>
    <style:style style:name="T111" style:family="text">
      <style:text-properties fo:font-weight="normal" officeooo:rsid="01059873" style:font-weight-asian="normal" style:font-weight-complex="normal"/>
    </style:style>
    <style:style style:name="T112" style:family="text">
      <style:text-properties fo:font-weight="normal" officeooo:rsid="01070fcb" style:font-weight-asian="normal" style:font-weight-complex="normal"/>
    </style:style>
    <style:style style:name="T113" style:family="text">
      <style:text-properties fo:font-weight="normal" officeooo:rsid="010821c8" style:font-weight-asian="normal" style:font-weight-complex="normal"/>
    </style:style>
    <style:style style:name="T114" style:family="text">
      <style:text-properties fo:font-weight="normal" officeooo:rsid="010a2f7b" style:font-weight-asian="normal" style:font-weight-complex="normal"/>
    </style:style>
    <style:style style:name="T115" style:family="text">
      <style:text-properties fo:font-weight="normal" officeooo:rsid="010bf0e0" style:font-weight-asian="normal" style:font-weight-complex="normal"/>
    </style:style>
    <style:style style:name="T116" style:family="text">
      <style:text-properties fo:font-weight="normal" officeooo:rsid="010ce26b" style:font-weight-asian="normal" style:font-weight-complex="normal"/>
    </style:style>
    <style:style style:name="T117" style:family="text">
      <style:text-properties fo:font-weight="normal" officeooo:rsid="010cec21" style:font-weight-asian="normal" style:font-weight-complex="normal"/>
    </style:style>
    <style:style style:name="T118" style:family="text">
      <style:text-properties fo:font-weight="normal" officeooo:rsid="0120ea8b" style:font-weight-asian="normal" style:font-weight-complex="normal"/>
    </style:style>
    <style:style style:name="T119" style:family="text">
      <style:text-properties fo:font-weight="normal" officeooo:rsid="0122b42a" style:font-weight-asian="normal" style:font-weight-complex="normal"/>
    </style:style>
    <style:style style:name="T120" style:family="text">
      <style:text-properties fo:font-weight="normal" officeooo:rsid="0123a5fd" style:font-weight-asian="normal" style:font-weight-complex="normal"/>
    </style:style>
    <style:style style:name="T121" style:family="text">
      <style:text-properties fo:font-weight="normal" officeooo:rsid="01361291" style:font-weight-asian="normal" style:font-weight-complex="normal"/>
    </style:style>
    <style:style style:name="T122" style:family="text">
      <style:text-properties fo:font-weight="normal" officeooo:rsid="013602e6" style:font-weight-asian="normal" style:font-weight-complex="normal"/>
    </style:style>
    <style:style style:name="T123" style:family="text">
      <style:text-properties fo:font-weight="normal" officeooo:rsid="0137cdc9" style:font-weight-asian="normal" style:font-weight-complex="normal"/>
    </style:style>
    <style:style style:name="T124" style:family="text">
      <style:text-properties fo:font-weight="normal" officeooo:rsid="0139706c" style:font-weight-asian="normal" style:font-weight-complex="normal"/>
    </style:style>
    <style:style style:name="T125" style:family="text">
      <style:text-properties fo:font-weight="normal" officeooo:rsid="01398423" style:font-weight-asian="normal" style:font-weight-complex="normal"/>
    </style:style>
    <style:style style:name="T126" style:family="text">
      <style:text-properties fo:font-weight="normal" officeooo:rsid="013aa39c" style:font-weight-asian="normal" style:font-weight-complex="normal"/>
    </style:style>
    <style:style style:name="T127" style:family="text">
      <style:text-properties fo:font-weight="normal" officeooo:rsid="013c5481" style:font-weight-asian="normal" style:font-weight-complex="normal"/>
    </style:style>
    <style:style style:name="T128" style:family="text">
      <style:text-properties fo:font-weight="normal" officeooo:rsid="013e466f" style:font-weight-asian="normal" style:font-weight-complex="normal"/>
    </style:style>
    <style:style style:name="T129" style:family="text">
      <style:text-properties fo:font-weight="normal" officeooo:rsid="013f6c4c" style:font-weight-asian="normal" style:font-weight-complex="normal"/>
    </style:style>
    <style:style style:name="T130" style:family="text">
      <style:text-properties fo:font-weight="normal" officeooo:rsid="01413e20" style:font-weight-asian="normal" style:font-weight-complex="normal"/>
    </style:style>
    <style:style style:name="T131" style:family="text">
      <style:text-properties fo:font-weight="normal" officeooo:rsid="01426fdb" style:font-weight-asian="normal" style:font-weight-complex="normal"/>
    </style:style>
    <style:style style:name="T132" style:family="text">
      <style:text-properties fo:font-weight="normal" officeooo:rsid="01438734" style:font-weight-asian="normal" style:font-weight-complex="normal"/>
    </style:style>
    <style:style style:name="T133" style:family="text">
      <style:text-properties fo:font-weight="normal" officeooo:rsid="0144e4e5" style:font-weight-asian="normal" style:font-weight-complex="normal"/>
    </style:style>
    <style:style style:name="T134" style:family="text">
      <style:text-properties fo:font-weight="normal" officeooo:rsid="01467432" style:font-weight-asian="normal" style:font-weight-complex="normal"/>
    </style:style>
    <style:style style:name="T135" style:family="text">
      <style:text-properties fo:font-weight="normal" officeooo:rsid="014699d2" style:font-weight-asian="normal" style:font-weight-complex="normal"/>
    </style:style>
    <style:style style:name="T136" style:family="text">
      <style:text-properties fo:font-weight="normal" officeooo:rsid="0147d9dc" style:font-weight-asian="normal" style:font-weight-complex="normal"/>
    </style:style>
    <style:style style:name="T137" style:family="text">
      <style:text-properties fo:font-weight="normal" officeooo:rsid="014892ad" style:font-weight-asian="normal" style:font-weight-complex="normal"/>
    </style:style>
    <style:style style:name="T138" style:family="text">
      <style:text-properties fo:font-weight="normal" officeooo:rsid="0149776c" style:font-weight-asian="normal" style:font-weight-complex="normal"/>
    </style:style>
    <style:style style:name="T139" style:family="text">
      <style:text-properties fo:font-weight="normal" officeooo:rsid="014aff18" style:font-weight-asian="normal" style:font-weight-complex="normal"/>
    </style:style>
    <style:style style:name="T140" style:family="text">
      <style:text-properties fo:font-weight="normal" officeooo:rsid="014c67c9" style:font-weight-asian="normal" style:font-weight-complex="normal"/>
    </style:style>
    <style:style style:name="T141" style:family="text">
      <style:text-properties fo:font-weight="normal" officeooo:rsid="014ccc00" style:font-weight-asian="normal" style:font-weight-complex="normal"/>
    </style:style>
    <style:style style:name="T142" style:family="text">
      <style:text-properties fo:font-weight="normal" officeooo:rsid="014ea094" style:font-weight-asian="normal" style:font-weight-complex="normal"/>
    </style:style>
    <style:style style:name="T143" style:family="text">
      <style:text-properties fo:font-weight="normal" officeooo:rsid="015091d4" style:font-weight-asian="normal" style:font-weight-complex="normal"/>
    </style:style>
    <style:style style:name="T144" style:family="text">
      <style:text-properties fo:font-weight="normal" officeooo:rsid="0151f7f5" style:font-weight-asian="normal" style:font-weight-complex="normal"/>
    </style:style>
    <style:style style:name="T145" style:family="text">
      <style:text-properties fo:font-weight="normal" officeooo:rsid="0156304e" style:font-weight-asian="normal" style:font-weight-complex="normal"/>
    </style:style>
    <style:style style:name="T146" style:family="text">
      <style:text-properties fo:font-weight="normal" officeooo:rsid="0157329f" style:font-weight-asian="normal" style:font-weight-complex="normal"/>
    </style:style>
    <style:style style:name="T147" style:family="text">
      <style:text-properties fo:font-weight="normal" officeooo:rsid="0157e4ea" style:font-weight-asian="normal" style:font-weight-complex="normal"/>
    </style:style>
    <style:style style:name="T148" style:family="text">
      <style:text-properties fo:font-weight="normal" officeooo:rsid="0158119f" style:font-weight-asian="normal" style:font-weight-complex="normal"/>
    </style:style>
    <style:style style:name="T149" style:family="text">
      <style:text-properties fo:font-weight="normal" officeooo:rsid="01664589" style:font-weight-asian="normal" style:font-weight-complex="normal"/>
    </style:style>
    <style:style style:name="T150" style:family="text">
      <style:text-properties fo:font-weight="normal" officeooo:rsid="01677ab3" style:font-weight-asian="normal" style:font-weight-complex="normal"/>
    </style:style>
    <style:style style:name="T151" style:family="text">
      <style:text-properties fo:font-weight="normal" officeooo:rsid="016998f0" style:font-weight-asian="normal" style:font-weight-complex="normal"/>
    </style:style>
    <style:style style:name="T152" style:family="text">
      <style:text-properties fo:font-weight="normal" officeooo:rsid="0169ccbc" style:font-weight-asian="normal" style:font-weight-complex="normal"/>
    </style:style>
    <style:style style:name="T153" style:family="text">
      <style:text-properties fo:font-weight="normal" officeooo:rsid="016e01a6" style:font-weight-asian="normal" style:font-weight-complex="normal"/>
    </style:style>
    <style:style style:name="T154" style:family="text">
      <style:text-properties fo:font-weight="normal" officeooo:rsid="016fc1cf" style:font-weight-asian="normal" style:font-weight-complex="normal"/>
    </style:style>
    <style:style style:name="T155" style:family="text">
      <style:text-properties fo:font-weight="normal" officeooo:rsid="017043e5" style:font-weight-asian="normal" style:font-weight-complex="normal"/>
    </style:style>
    <style:style style:name="T156" style:family="text">
      <style:text-properties fo:font-weight="normal" officeooo:rsid="01735473" style:font-weight-asian="normal" style:font-weight-complex="normal"/>
    </style:style>
    <style:style style:name="T157" style:family="text">
      <style:text-properties fo:font-weight="normal" officeooo:rsid="017b377a" style:font-weight-asian="normal" style:font-weight-complex="normal"/>
    </style:style>
    <style:style style:name="T158" style:family="text">
      <style:text-properties fo:font-weight="normal" officeooo:rsid="017b7da6" style:font-weight-asian="normal" style:font-weight-complex="normal"/>
    </style:style>
    <style:style style:name="T159" style:family="text">
      <style:text-properties fo:font-weight="normal" officeooo:rsid="017d54a8" style:font-weight-asian="normal" style:font-weight-complex="normal"/>
    </style:style>
    <style:style style:name="T160" style:family="text">
      <style:text-properties fo:font-weight="normal" officeooo:rsid="0180c0d5" style:font-weight-asian="normal" style:font-weight-complex="normal"/>
    </style:style>
    <style:style style:name="T161" style:family="text">
      <style:text-properties fo:font-weight="normal" officeooo:rsid="01828423" style:font-weight-asian="normal" style:font-weight-complex="normal"/>
    </style:style>
    <style:style style:name="T162" style:family="text">
      <style:text-properties fo:font-weight="normal" officeooo:rsid="01843ab4" style:font-weight-asian="normal" style:font-weight-complex="normal"/>
    </style:style>
    <style:style style:name="T163" style:family="text">
      <style:text-properties fo:font-weight="normal" officeooo:rsid="0185f05f" style:font-weight-asian="normal" style:font-weight-complex="normal"/>
    </style:style>
    <style:style style:name="T164" style:family="text">
      <style:text-properties fo:font-weight="normal" officeooo:rsid="018800a2" style:font-weight-asian="normal" style:font-weight-complex="normal"/>
    </style:style>
    <style:style style:name="T165" style:family="text">
      <style:text-properties fo:font-weight="normal" officeooo:rsid="0188bb0b" style:font-weight-asian="normal" style:font-weight-complex="normal"/>
    </style:style>
    <style:style style:name="T166" style:family="text">
      <style:text-properties fo:font-weight="normal" officeooo:rsid="0189ec5d" style:font-weight-asian="normal" style:font-weight-complex="normal"/>
    </style:style>
    <style:style style:name="T167" style:family="text">
      <style:text-properties fo:font-weight="normal" officeooo:rsid="018bdca6" style:font-weight-asian="normal" style:font-weight-complex="normal"/>
    </style:style>
    <style:style style:name="T168" style:family="text">
      <style:text-properties fo:font-weight="normal" officeooo:rsid="018e03db" style:font-weight-asian="normal" style:font-weight-complex="normal"/>
    </style:style>
    <style:style style:name="T169" style:family="text">
      <style:text-properties fo:font-weight="normal" officeooo:rsid="018fb08e" style:font-weight-asian="normal" style:font-weight-complex="normal"/>
    </style:style>
    <style:style style:name="T170" style:family="text">
      <style:text-properties fo:font-weight="normal" officeooo:rsid="018ff8c2" style:font-weight-asian="normal" style:font-weight-complex="normal"/>
    </style:style>
    <style:style style:name="T171" style:family="text">
      <style:text-properties fo:font-weight="normal" officeooo:rsid="0191c2fe" style:font-weight-asian="normal" style:font-weight-complex="normal"/>
    </style:style>
    <style:style style:name="T172" style:family="text">
      <style:text-properties fo:font-weight="normal" officeooo:rsid="0192a044" style:font-weight-asian="normal" style:font-weight-complex="normal"/>
    </style:style>
    <style:style style:name="T173" style:family="text">
      <style:text-properties fo:font-weight="normal" officeooo:rsid="01956e3a" style:font-weight-asian="normal" style:font-weight-complex="normal"/>
    </style:style>
    <style:style style:name="T174" style:family="text">
      <style:text-properties fo:font-weight="normal" officeooo:rsid="0195dc87" style:font-weight-asian="normal" style:font-weight-complex="normal"/>
    </style:style>
    <style:style style:name="T175" style:family="text">
      <style:text-properties fo:font-weight="normal" officeooo:rsid="01994244" style:font-weight-asian="normal" style:font-weight-complex="normal"/>
    </style:style>
    <style:style style:name="T176" style:family="text">
      <style:text-properties fo:font-weight="normal" officeooo:rsid="01998b25" style:font-weight-asian="normal" style:font-weight-complex="normal"/>
    </style:style>
    <style:style style:name="T177" style:family="text">
      <style:text-properties fo:font-weight="normal" officeooo:rsid="019b516e" style:font-weight-asian="normal" style:font-weight-complex="normal"/>
    </style:style>
    <style:style style:name="T178" style:family="text">
      <style:text-properties fo:font-weight="normal" officeooo:rsid="019c376b" style:font-weight-asian="normal" style:font-weight-complex="normal"/>
    </style:style>
    <style:style style:name="T179" style:family="text">
      <style:text-properties fo:font-weight="normal" officeooo:rsid="019c9dec" style:font-weight-asian="normal" style:font-weight-complex="normal"/>
    </style:style>
    <style:style style:name="T180" style:family="text">
      <style:text-properties fo:font-weight="normal" officeooo:rsid="01a083c8" style:font-weight-asian="normal" style:font-weight-complex="normal"/>
    </style:style>
    <style:style style:name="T181" style:family="text">
      <style:text-properties fo:font-weight="normal" officeooo:rsid="01a204b3" style:font-weight-asian="normal" style:font-weight-complex="normal"/>
    </style:style>
    <style:style style:name="T182" style:family="text">
      <style:text-properties fo:font-weight="normal" officeooo:rsid="01a312df" style:font-weight-asian="normal" style:font-weight-complex="normal"/>
    </style:style>
    <style:style style:name="T183" style:family="text">
      <style:text-properties fo:font-weight="normal" officeooo:rsid="01a462f3" style:font-weight-asian="normal" style:font-weight-complex="normal"/>
    </style:style>
    <style:style style:name="T184" style:family="text">
      <style:text-properties fo:font-weight="normal" officeooo:rsid="01a57671" style:font-weight-asian="normal" style:font-weight-complex="normal"/>
    </style:style>
    <style:style style:name="T185" style:family="text">
      <style:text-properties fo:font-weight="normal" officeooo:rsid="01a7585d" style:font-weight-asian="normal" style:font-weight-complex="normal"/>
    </style:style>
    <style:style style:name="T186" style:family="text">
      <style:text-properties fo:font-weight="normal" officeooo:rsid="01a7677a" style:font-weight-asian="normal" style:font-weight-complex="normal"/>
    </style:style>
    <style:style style:name="T187" style:family="text">
      <style:text-properties fo:font-weight="normal" officeooo:rsid="01a95c70" style:font-weight-asian="normal" style:font-weight-complex="normal"/>
    </style:style>
    <style:style style:name="T188" style:family="text">
      <style:text-properties fo:font-weight="normal" officeooo:rsid="01aafec3" style:font-weight-asian="normal" style:font-weight-complex="normal"/>
    </style:style>
    <style:style style:name="T189" style:family="text">
      <style:text-properties fo:font-weight="normal" officeooo:rsid="01ac5d43" style:font-weight-asian="normal" style:font-weight-complex="normal"/>
    </style:style>
    <style:style style:name="T190" style:family="text">
      <style:text-properties fo:font-weight="normal" officeooo:rsid="01ad2c46" style:font-weight-asian="normal" style:font-weight-complex="normal"/>
    </style:style>
    <style:style style:name="T191" style:family="text">
      <style:text-properties fo:font-weight="normal" officeooo:rsid="01ae04ef" style:font-weight-asian="normal" style:font-weight-complex="normal"/>
    </style:style>
    <style:style style:name="T192" style:family="text">
      <style:text-properties fo:font-weight="normal" officeooo:rsid="01ae88f7" style:font-weight-asian="normal" style:font-weight-complex="normal"/>
    </style:style>
    <style:style style:name="T193" style:family="text">
      <style:text-properties fo:font-weight="normal" officeooo:rsid="01b0b9ee" style:font-weight-asian="normal" style:font-weight-complex="normal"/>
    </style:style>
    <style:style style:name="T194" style:family="text">
      <style:text-properties fo:font-weight="normal" officeooo:rsid="01b3d7f7" style:font-weight-asian="normal" style:font-weight-complex="normal"/>
    </style:style>
    <style:style style:name="T195" style:family="text">
      <style:text-properties fo:font-weight="normal" officeooo:rsid="01b4a4ca" style:font-weight-asian="normal" style:font-weight-complex="normal"/>
    </style:style>
    <style:style style:name="T196" style:family="text">
      <style:text-properties fo:font-weight="normal" officeooo:rsid="01bddb20" style:font-weight-asian="normal" style:font-weight-complex="normal"/>
    </style:style>
    <style:style style:name="T197" style:family="text">
      <style:text-properties fo:font-weight="normal" officeooo:rsid="01bf1a23" style:font-weight-asian="normal" style:font-weight-complex="normal"/>
    </style:style>
    <style:style style:name="T198" style:family="text">
      <style:text-properties fo:font-weight="normal" officeooo:rsid="01c13409" style:font-weight-asian="normal" style:font-weight-complex="normal"/>
    </style:style>
    <style:style style:name="T199" style:family="text">
      <style:text-properties fo:font-weight="normal" officeooo:rsid="01cab0ec" style:font-weight-asian="normal" style:font-weight-complex="normal"/>
    </style:style>
    <style:style style:name="T200" style:family="text">
      <style:text-properties fo:font-weight="normal" officeooo:rsid="01cc4317" style:font-weight-asian="normal" style:font-weight-complex="normal"/>
    </style:style>
    <style:style style:name="T201" style:family="text">
      <style:text-properties fo:font-weight="normal" officeooo:rsid="01cc7f2d" style:font-weight-asian="normal" style:font-weight-complex="normal"/>
    </style:style>
    <style:style style:name="T202" style:family="text">
      <style:text-properties fo:font-weight="normal" officeooo:rsid="01d36739" style:font-weight-asian="normal" style:font-weight-complex="normal"/>
    </style:style>
    <style:style style:name="T203" style:family="text">
      <style:text-properties officeooo:rsid="00ac6283"/>
    </style:style>
    <style:style style:name="T204" style:family="text">
      <style:text-properties officeooo:rsid="00e6e485"/>
    </style:style>
    <style:style style:name="T205" style:family="text">
      <style:text-properties officeooo:rsid="00ed6147"/>
    </style:style>
    <style:style style:name="T206" style:family="text">
      <style:text-properties officeooo:rsid="00edc3f9"/>
    </style:style>
    <style:style style:name="T207" style:family="text">
      <style:text-properties officeooo:rsid="00eeba2b"/>
    </style:style>
    <style:style style:name="T208" style:family="text">
      <style:text-properties officeooo:rsid="00b1b84f"/>
    </style:style>
    <style:style style:name="T209" style:family="text">
      <style:text-properties officeooo:rsid="00bc0ea8"/>
    </style:style>
    <style:style style:name="T210" style:family="text">
      <style:text-properties officeooo:rsid="00bfb492"/>
    </style:style>
    <style:style style:name="T211" style:family="text">
      <style:text-properties officeooo:rsid="0159d911"/>
    </style:style>
    <style:style style:name="T212" style:family="text">
      <style:text-properties officeooo:rsid="015b9a7b"/>
    </style:style>
    <style:style style:name="T213" style:family="text">
      <style:text-properties officeooo:rsid="015bcfde"/>
    </style:style>
    <style:style style:name="T214" style:family="text">
      <style:text-properties officeooo:rsid="015c667f"/>
    </style:style>
    <style:style style:name="T215" style:family="text">
      <style:text-properties officeooo:rsid="015d9229"/>
    </style:style>
    <style:style style:name="T216" style:family="text">
      <style:text-properties officeooo:rsid="015e6102"/>
    </style:style>
    <style:style style:name="T217" style:family="text">
      <style:text-properties officeooo:rsid="01607a3a"/>
    </style:style>
    <style:style style:name="T218" style:family="text">
      <style:text-properties officeooo:rsid="01651a73"/>
    </style:style>
    <style:style style:name="T219" style:family="text">
      <style:text-properties officeooo:rsid="016b87e1"/>
    </style:style>
    <style:style style:name="T220" style:family="text">
      <style:text-properties officeooo:rsid="016be9cb"/>
    </style:style>
    <style:style style:name="T221" style:family="text">
      <style:text-properties officeooo:rsid="016de97d"/>
    </style:style>
    <style:style style:name="T222" style:family="text">
      <style:text-properties officeooo:rsid="01955ffd"/>
    </style:style>
    <style:style style:name="T223" style:family="text">
      <style:text-properties officeooo:rsid="0094e874"/>
    </style:style>
    <style:style style:name="T224" style:family="text">
      <style:text-properties officeooo:rsid="00988900"/>
    </style:style>
    <style:style style:name="T225" style:family="text">
      <style:text-properties officeooo:rsid="00aec10d"/>
    </style:style>
    <style:style style:name="T226" style:family="text">
      <style:text-properties officeooo:rsid="00bf48a4"/>
    </style:style>
    <style:style style:name="T227" style:family="text">
      <style:text-properties officeooo:rsid="01c4909d"/>
    </style:style>
    <style:style style:name="T228" style:family="text">
      <style:text-properties officeooo:rsid="01c510f9"/>
    </style:style>
    <style:style style:name="T229" style:family="text">
      <style:text-properties officeooo:rsid="01cde16c"/>
    </style:style>
    <style:style style:name="T230" style:family="text">
      <style:text-properties officeooo:rsid="00dae47a"/>
    </style:style>
    <style:style style:name="T231" style:family="text">
      <style:text-properties officeooo:rsid="01d6a1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Section 1 : Introduction</text:p>
      <text:p text:style-name="P1"/>
      <text:p text:style-name="P1"/>
      <text:p text:style-name="P1">Dulu, <text:span text:style-name="T1">kepemimpinan itu hanya</text:span> tentang memberitahu orang apa yang harus <text:span text:style-name="T15">orang itu </text:span>lakukan.</text:p>
      <text:p text:style-name="P1"/>
      <text:p text:style-name="P1">Hari ini, <text:span text:style-name="T1">kepemimpinan</text:span> lebih <text:span text:style-name="T1">cenderung </text:span>tentang <text:span text:style-name="T1">bagaimana </text:span>membujuk mereka untuk ikut <text:span text:style-name="T1">bersama</text:span> <text:span text:style-name="T15">dengan kita</text:span>.</text:p>
      <text:p text:style-name="P1"/>
      <text:p text:style-name="P1">Di masa lalu, <text:span text:style-name="T16">seorang </text:span>bos ingin dianggap tidak <text:span text:style-name="T16">ingin</text:span> terkalahkan.</text:p>
      <text:p text:style-name="P1"/>
      <text:p text:style-name="P1">Tetapi di zaman sekarang, dan sebagai pemimpin modern <text:span text:style-name="T1">atau cara kepemimpinan modern sekarang</text:span>, sangat penting untuk mengembangkan gaya dan kepribadian kepemimpinan otentik Anda sendiri untuk membentuk tim yang efektif dan efisien.</text:p>
      <text:p text:style-name="P1"/>
      <text:p text:style-name="P1">Bagi saya, kepemimpinan itu seperti membangun <text:span text:style-name="T2">sebuah </text:span>mesin, <text:span text:style-name="T2">sebuah </text:span>mesin <text:span text:style-name="T2">yang terbuat dari </text:span>manusia.</text:p>
      <text:p text:style-name="P1"/>
      <text:p text:style-name="P1">Masing-masing dari mereka harus dipilih dengan sangat hati-hati dan disatukan dengan pemikiran besar agar mesin <text:span text:style-name="T17">itu </text:span>dapat berjalan dengan lancar.</text:p>
      <text:p text:style-name="P1"/>
      <text:p text:style-name="P1">Selamat datang di <text:span text:style-name="T4">kelas </text:span><text:span text:style-name="T228">leadership</text:span><text:span text:style-name="T4"> ini</text:span>.</text:p>
      <text:p text:style-name="P1"/>
      <text:p text:style-name="P1">Dan dalam <text:span text:style-name="T4">kelas</text:span> <text:span text:style-name="T3">ini</text:span>, saya ingin berbagi dengan Anda pandangan saya tentang kepemimpinan.</text:p>
      <text:p text:style-name="P1"/>
      <text:p text:style-name="P1">Jika Anda ingin meningkatkan keterampilan dan kemampuan kepemimpinan Anda dan jika Anda ingin membentuk dan membangun tim yang <text:span text:style-name="T18">ter</text:span>motivasi dan kuat, maka <text:span text:style-name="T4">kelas </text:span>ini cocok untuk Anda.</text:p>
      <text:p text:style-name="P1"/>
      <text:p text:style-name="P1">Dalam <text:span text:style-name="T19">kelas</text:span> ini, saya akan berbagi dengan Anda,</text:p>
      <text:p text:style-name="P1"/>
      <text:p text:style-name="P1">mengapa memimpin dengan memberi contoh adalah konsep yang sangat penting.</text:p>
      <text:p text:style-name="P1"/>
      <text:p text:style-name="P1">Kita akan berbicara <text:span text:style-name="T20">mengenai</text:span> delegasi.</text:p>
      <text:p text:style-name="P1"/>
      <text:p text:style-name="P1"><text:span text:style-name="T20">Kemudian </text:span><text:span text:style-name="T227">pembahasan mengenai</text:span> keterampilan mendengarkan dan komunikasi Anda.</text:p>
      <text:p text:style-name="P1"/>
      <text:p text:style-name="P1">Dan <text:span text:style-name="T5">kita</text:span> juga berbicara tentang mengapa <text:span text:style-name="T21">memberikan </text:span>pujian dan penghargaan sangat penting.</text:p>
      <text:p text:style-name="P1"/>
      <text:p text:style-name="P1">Dan masih banyak lagi yang akan saya bahas dan bagikan di <text:span text:style-name="T6">kelas</text:span> ini.</text:p>
      <text:p text:style-name="P1"/>
      <text:p text:style-name="P1">Pada akhirnya, Anda akan mengembangkan keterampilan dan kemampuan kepemimpinan Anda lebih <text:span text:style-name="T227">baik</text:span> <text:span text:style-name="T7">lagi</text:span>.</text:p>
      <text:p text:style-name="P1"/>
      <text:p text:style-name="P2">Anda akan meningkatkan kepercayaan diri Anda dan juga Anda akan meningkatkan keterampilan interpersonal dan komunikasi Anda.</text:p>
      <text:p text:style-name="P2">Jadi dalam <text:span text:style-name="T11">kelas</text:span> ini, saya akan berbagi dengan Anda sembilan prinsip <text:span text:style-name="T8">kepemimpinan</text:span>,</text:p>
      <text:p text:style-name="P1"/>
      <text:p text:style-name="P1">Dan prinsip-prinsip ini <text:span text:style-name="T9">adalah; </text:span>memimpin dengan memberi contoh, memimpin dengan mendengarkan, memimpin dengan <text:span text:style-name="T10">ber</text:span>komunikasi, memimpin dengan mendelegasikan dan memberdayakan, memimpin dengan <text:span text:style-name="T11">merelasikan</text:span> dan menghubungkan, memimpin dengan pujian dan penghargaan, <text:soft-page-break/>memimpin dengan kecerdasan emosional, memimpin dengan pendampingan, pembinaan dan pelatihan, dan akhirnya memimpin <text:span text:style-name="T22">dengan</text:span> inspirasi.</text:p>
      <text:p text:style-name="P1"/>
      <text:p text:style-name="P3">Section 2 : <text:span text:style-name="T14">9 prinsip kepemimpinan</text:span></text:p>
      <text:p text:style-name="P3"/>
      <text:p text:style-name="P14">Principle #1 – Leading by Example</text:p>
      <text:p text:style-name="P12"/>
      <text:p text:style-name="P12">jadi mari kita mulai dengan prinsip pertama</text:p>
      <text:p text:style-name="P12"/>
      <text:p text:style-name="P12">saya menyebutnya dengan leading by example (memimpin dengan memberi contoh)</text:p>
      <text:p text:style-name="P12"/>
      <text:p text:style-name="P12">apa yang dimaksud memimpin dengan memberi contoh?</text:p>
      <text:p text:style-name="P12"/>
      <text:p text:style-name="P12">Saya mempunyai contoh kasus seperti ini;</text:p>
      <text:p text:style-name="P12"/>
      <text:p text:style-name="P12">seorang kepala chef pada sebuah restoran besar yang juga memiliki dapur yang besar, memiliki ratusan pegawai di dapur nya.</text:p>
      <text:p text:style-name="P12"/>
      <text:p text:style-name="P12">Dan setiap hari, setiap pagi, dia selalu berjalan di dapurnya dengan menyapa para pegawai nya, dia menyapa dengan menyebutkan / memanggil nama pegawainya satu persatu, selamat pagi agus, selamat pagi putri. </text:p>
      <text:p text:style-name="P12"/>
      <text:p text:style-name="P17">Dia akan berkeliling, tidak harus untuk berjabat tangan dengan semua orang, hanya menyapa, tetapi dia akan menunjukkan rasa hormatnya kepada orang tersebut</text:p>
      <text:p text:style-name="P12"/>
      <text:p text:style-name="P12">Dari hanya sekedar menyapa hai, sampai <text:span text:style-name="T24">dengan </text:span>sedikit <text:span text:style-name="T25">me</text:span>ngobrol ringan bersama mereka.</text:p>
      <text:p text:style-name="P12"/>
      <text:p text:style-name="P12">Ini merupakan contoh yang bagus dalam bagaimana anda <text:span text:style-name="T13">bisa </text:span>mendapatkan <text:span text:style-name="T12">rasa</text:span> <text:span text:style-name="T13">hormat dari </text:span><text:span text:style-name="T26">karwayan</text:span><text:span text:style-name="T13"> anda dengan sangat cepat, karena jika anda menunjukkan rasa hormat kepada mereka, maka anda juga akan dihormati.</text:span></text:p>
      <text:p text:style-name="P12"/>
      <text:p text:style-name="P13">Dan ini adalah cara yang bagus untuk memimpin dengan memberi contoh, karena Anda <text:span text:style-name="T23">yang langsung </text:span>memberi<text:span text:style-name="T23">kan</text:span> contoh, terutama sebagai seorang pemimpin dan manajer.</text:p>
      <text:p text:style-name="P13"/>
      <text:p text:style-name="P18">Bagaimana anda <text:span text:style-name="T27">dapat</text:span> menghargai atau bersikap kepada orang yang sedang bekerja untuk anda.</text:p>
      <text:p text:style-name="P18"/>
      <text:p text:style-name="P19">Contoh lain memimpin dengan memberi contoh adalah dengan menjadi pemimpin yang aktif.</text:p>
      <text:p text:style-name="P19"/>
      <text:p text:style-name="P19">Selain menyapa dan ikut mengobrol ringan dengan karyawan anda, anda juga bisa ikut berperan aktif dalam kegiatan-kegiatan mereka. Seperti misalnya ketika anda mendapatkan <text:span text:style-name="T29">tugas</text:span> yang mengharuskan <text:span text:style-name="T30">mengerjakannya</text:span> bersama dengan karyawan anda dalam satu tim, tunjukkan jika anda sangat tertarik dengan kerja sama itu, sehingga tim/karyawan anda merasa <text:span text:style-name="T28">bahwa anda </text:span><text:span text:style-name="T31">sangat</text:span><text:span text:style-name="T28"> </text:span>menghargai mereka <text:span text:style-name="T28">dan jangan biarkan mereka berprasangka buruk tentang anda.</text:span></text:p>
      <text:p text:style-name="P20"/>
      <text:p text:style-name="P21">Jadi itu merupakan memimpin dengan contoh untuk menujukkan rasa hormat kepada karyawan/tim anda.</text:p>
      <text:p text:style-name="P20"/>
      <text:p text:style-name="P62">- end</text:p>
      <text:p text:style-name="P18"/>
      <text:p text:style-name="P18"><text:soft-page-break/></text:p>
      <text:p text:style-name="P13"/>
      <text:p text:style-name="P13"/>
      <text:p text:style-name="P11">Principle #2 – Leading by Listening</text:p>
      <text:p text:style-name="P14"/>
      <text:p text:style-name="P16">prinsip berikutnya adalah memimpin dengan mendengarkan, </text:p>
      <text:p text:style-name="P16"/>
      <text:p text:style-name="P16"><text:span text:style-name="T32">yang </text:span>juga merupakan sesuatu yang sangat penting.</text:p>
      <text:p text:style-name="P15"/>
      <text:p text:style-name="P72"><text:span text:style-name="T94">Ketika karyawan </text:span><text:span text:style-name="T95">anda </text:span><text:span text:style-name="T94">mengatakan bahwa mereka ingin suara mereka didengar, mereka sebenarnya mengatakan bahwa mereka menginginkan pemimpin yang tidak hanya </text:span><text:span text:style-name="T96">sekedar </text:span><text:span text:style-name="T94">mendengarkan mereka, tetapi </text:span><text:span text:style-name="T96">yang</text:span><text:span text:style-name="T94"> benar-benar mendengarkan mereka. Ketika karyawan </text:span><text:span text:style-name="T96">anda</text:span><text:span text:style-name="T94"> </text:span><text:span text:style-name="T97">membutuhkan</text:span><text:span text:style-name="T94"> lebih banyak perhatian, </text:span><text:span text:style-name="T96">umpan balik (feedback)</text:span><text:span text:style-name="T94">, dan </text:span><text:span text:style-name="T96">support</text:span><text:span text:style-name="T94"> </text:span><text:span text:style-name="T96">(</text:span><text:span text:style-name="T94">dukungan</text:span><text:span text:style-name="T96">)</text:span><text:span text:style-name="T94">, para pemimpin </text:span><text:span text:style-name="T98">(anda)</text:span><text:span text:style-name="T94"> harus lebih memperhatikan kebutuhan individu agar lebih efektif menginspirasi pengembangan profesional dan kinerja </text:span><text:span text:style-name="T99">mereka </text:span><text:span text:style-name="T94">secara keseluruhan. Pemimpin yang </text:span><text:span text:style-name="T101">dapat </text:span><text:span text:style-name="T94">mendengarkan mampu menciptakan hubungan yang dapat dipercaya yang transparan dan menumbuhkan loyalitas. Anda tahu para pemimpin yang mengutamakan kepentingan </text:span><text:span text:style-name="T100">para </text:span><text:span text:style-name="T94">karyawan mereka karena </text:span><text:span text:style-name="T100">memang</text:span><text:span text:style-name="T94"> mereka </text:span><text:span text:style-name="T100">sungguh-sungguh</text:span><text:span text:style-name="T94"> mendengarkan mereka.</text:span></text:p>
      <text:p text:style-name="P21"/>
      <text:p text:style-name="P21">Sebagai seorang pemimpin, sulit untuk benar-benar mengetahui apa yang dipikirkan karyawan Anda, apa yang mengganggu mereka, atau bagaimana membantu mereka keluar dari penurunan kinerja – kecuali jika Anda meluangkan waktu untuk mendengarkan mereka. Mendengarkan lebih dari sekadar diam dan memberi<text:span text:style-name="T33">kan </text:span>perhatian penuh Anda. Ini mengharuskan Anda untuk menyadari bahasa tubuh, ekspresi wajah, suasana hati, dan kecenderungan perilaku alami <text:span text:style-name="T34">mereka</text:span>. Mendengar, harus menjadi <text:s text:c="2"/>pekerjaan penuh waktu, ketika Anda mempertimbangkan ketidakpastian yang tertanam di tempat kerja dan perubahan yang sedang berlangsung.</text:p>
      <text:p text:style-name="P21"/>
      <text:p text:style-name="P21">Sebagai <text:span text:style-name="T35">seorang </text:span>pemimpin, kita harus menyeimbangkan intensitas dan keinginan kita untuk tampil dengan perhatian penuh kasih terhadap kebutuhan karyawan kita. <text:s/><text:span text:style-name="T204">L</text:span>ebih memperhatikan <text:span text:style-name="T36">dimana titik stress atau tekanan yang terjadi kepada</text:span> mereka sebelum berdampak pada bisnis <text:span text:style-name="T37">yang </text:span>mengharuskan kita untuk meningkatkan kecerdasan emosional kita <text:span text:style-name="T38">sebagai pimpinan.</text:span></text:p>
      <text:p text:style-name="P21"/>
      <text:p text:style-name="P72"><text:span text:style-name="T94">Mendengar adalah tanggung jawab kepemimpinan yang tidak muncul dalam deskripsi pekerjaan. Mereka yang mendengarkan karyawan mereka berada dalam posisi yang jauh lebih baik untuk memimpin </text:span><text:span text:style-name="T102">kelompok</text:span><text:span text:style-name="T94"> </text:span><text:span text:style-name="T102">pe</text:span><text:span text:style-name="T94">kerja yang semakin beragam dan multigenerasi. </text:span><text:span text:style-name="T103">M</text:span><text:span text:style-name="T94">ereka yang </text:span><text:span text:style-name="T104">memiliki</text:span><text:span text:style-name="T94"> seni mendengarkan yang tinggi ditakdirkan untuk menjadi pemimpin yang lebih baik.</text:span></text:p>
      <text:p text:style-name="P14"/>
      <text:p text:style-name="P13"/>
      <text:p text:style-name="P13"/>
      <text:p text:style-name="P13"/>
      <text:p text:style-name="P13"/>
      <text:p text:style-name="P13"/>
      <text:p text:style-name="P13"/>
      <text:p text:style-name="P13"/>
      <text:p text:style-name="P13"/>
      <text:p text:style-name="P13"/>
      <text:p text:style-name="P13"><text:s/></text:p>
      <text:p text:style-name="P13"/>
      <text:p text:style-name="P13"/>
      <text:p text:style-name="P10"><text:soft-page-break/>#Principle 3 : Leading by communication</text:p>
      <text:p text:style-name="P22">Jadi prinsip nomor tiga adalah memimpin dengan komunikasi,</text:p>
      <text:p text:style-name="P22"/>
      <text:p text:style-name="P22">Komunikasi <text:span text:style-name="T39">merupakan salah satu </text:span>hal tersulit di <text:span text:style-name="T39">muka</text:span> Bumi <text:span text:style-name="T39">ini</text:span>.</text:p>
      <text:p text:style-name="P22"/>
      <text:p text:style-name="P22">Ya, mengapa ini rumit karena komunikasi sangat penting.</text:p>
      <text:p text:style-name="P22"/>
      <text:p text:style-name="P22">Anda tahu, sebagai seorang pemimpin yang efektif dan sukses, Anda ingin belajar bagaimana berkomunikasi dengan benar.</text:p>
      <text:p text:style-name="P22"/>
      <text:p text:style-name="P23">Komunikasi adalah fungsi kepemimpinan inti, yang berarti komunikasi di tempat kerja yang efektif dan kepemimpinan yang efektif saling terkait erat. </text:p>
      <text:p text:style-name="P23"/>
      <text:p text:style-name="P23">Seorang pemimpin yang efektif perlu menjadi komunikator yang terampil, menerapkan keterampilan itu dalam hubungan di tingkat organisasi, di komunitas dan kelompok yang lebih besar, dan kadang-kadang bahkan dalam skala global. </text:p>
      <text:p text:style-name="P23"/>
      <text:p text:style-name="P23">Namun, menurut statistik, 57% karyawan melaporkan tidak diberi arahan yang jelas, dan sebanyak 69% manajer merasa tidak nyaman berkomunikasi dengan karyawan mereka secara umum.</text:p>
      <text:p text:style-name="P22"/>
      <text:p text:style-name="P23">Masalahnya di sini melampaui manajer yang kurang percaya diri atau tingkat keterampilan yang diperlukan untuk menjadi pemimpin yang sukses. Sebaliknya, para pemimpin yang gagal d<text:span text:style-name="T205">lm</text:span> komunikasi akan memiliki dampak negatif langsung pada kepuasan, motivasi, dan tingkat produktivitas karyawan. </text:p>
      <text:p text:style-name="P23"/>
      <text:p text:style-name="P23">Tanpa komunikasi kepemimpinan yang efektif, seorang pemimpin tidak dapat dan tidak seharusnya mengharapkan karyawan mereka untuk terlibat dan terhubung di tempat kerja, yang menimbulkan sejumlah dampak merugikan lainnya pada keberhasilan bisnis.</text:p>
      <text:p text:style-name="P22"/>
      <text:p text:style-name="P23">Menjaga karyawan termotivasi dan didorong menuju kesuksesan harus tetap menjadi prioritas utama bagi setiap pemimpin. Namun, untuk menginspirasi dan memotivasi sejak awal, para pemimpin perlu membangun dan membina jalur komunikasi yang kuat. </text:p>
      <text:p text:style-name="P23"/>
      <text:p text:style-name="P23">Sebagai seorang pemimpin, Anda perlu berpikir jernih, mengungkapkan ide, dan menyebarkan informasi ke banyak audiens. Seorang pemimpin yang baik dapat menangani arus cepat informasi yang beredar di dalam organisasi, dan antara pelanggan, mitra, dan pemangku kepentingan lainnya. </text:p>
      <text:p text:style-name="P23"/>
      <text:p text:style-name="P23">Pada dasarnya, mempertahankan komunikasi kepemimpinan yang kuat di tempat kerja adalah kunci untuk menjaga bisnis Anda tidak hanya bertahan, tetapi berkembang di industri secara keseluruhan.</text:p>
      <text:p text:style-name="P12"/>
      <text:p text:style-name="P12">Tips Mengoptimalkan Komunikasi Kepemimpinan Anda</text:p>
      <text:p text:style-name="P12">Membina jalur komunikasi yang kuat sebagai seorang pemimpin memperkenalkan serangkaian tujuan tertentu yang sebagian besar berbeda dari keterampilan bisnis komunikasi umum. Sebagai seorang pemimpin, adalah tanggung jawab Anda tidak hanya untuk memiliki keterampilan komunikasi dasar yang baik, tetapi juga untuk memastikan bahwa jalur komunikasi yang Anda buka dalam bisnis Anda mencakup tujuan kepemimpinan berikut:</text:p>
      <text:p text:style-name="P12"/>
      <text:p text:style-name="P12">Menyelaraskan karyawan dengan budaya perusahaan.</text:p>
      <text:p text:style-name="P12">Menyelaraskan karyawan dengan tujuan strategis perusahaan.</text:p>
      <text:p text:style-name="P12"><text:soft-page-break/>Bangun kepercayaan di tempat kerja.</text:p>
      <text:p text:style-name="P12">Menjaga keterlibatan karyawan.</text:p>
      <text:p text:style-name="P12">Dorong percakapan dua arah dan dialog terbuka.</text:p>
      <text:p text:style-name="P12">Mempromosikan kolaborasi dan kerja<text:span text:style-name="T206">sama</text:span> tim .</text:p>
      <text:p text:style-name="P12"><text:span text:style-name="T207">Mengarahkan</text:span> karyawan.</text:p>
      <text:p text:style-name="P12">Komunikasikan setiap perubahan yang akan datang secara efektif dan tepat waktu.</text:p>
      <text:p text:style-name="P12">Mencegah miskomunikasi internal.</text:p>
      <text:p text:style-name="P12">Menyebarkan informasi penting dan membuatnya tersedia bagi karyawan.</text:p>
      <text:p text:style-name="P12"/>
      <text:p text:style-name="P4">#Principle 4 : Leading by delegation</text:p>
      <text:p text:style-name="P29"/>
      <text:p text:style-name="P74"><text:span text:style-name="T107">Menjadi pemimpin yang hebat </text:span><text:span text:style-name="T118">salah satunya dengan </text:span><text:span text:style-name="T107">melibatkan </text:span><text:span text:style-name="T119">atau memanfaatkan</text:span><text:span text:style-name="T107"> semua kekuatan tim Anda untuk menyelesaikan </text:span><text:span text:style-name="T196">pekerjaan-pekerjaan </text:span><text:span text:style-name="T107">tertentu. Pendelegasian </text:span><text:span text:style-name="T120">merupakan peran yang </text:span><text:span text:style-name="T107">sangat penting bagi </text:span><text:span text:style-name="T120">kesuksesan kepemimpinan anda</text:span><text:span text:style-name="T107">.</text:span></text:p>
      <text:p text:style-name="P24"/>
      <text:p text:style-name="P75"><text:span text:style-name="T107">Pemimpin mendelegasikan </text:span><text:span text:style-name="T124">pekerjaan</text:span><text:span text:style-name="T107"> yang dapat dilakukan </text:span><text:span text:style-name="T121">oleh</text:span><text:span text:style-name="T107"> </text:span><text:span text:style-name="T123">orang</text:span><text:span text:style-name="T107"> lain secara lebih efektif, bukan </text:span><text:span text:style-name="T125">menjadi</text:span><text:span text:style-name="T107"> prioritas utama, </text:span><text:span text:style-name="T126">tetapi</text:span><text:span text:style-name="T107"> untuk memberikan peluang pertumbuhan, menciptakan budaya akuntabilitas, dan </text:span><text:span text:style-name="T122">masih</text:span><text:span text:style-name="T107"> banyak lagi. </text:span></text:p>
      <text:p text:style-name="P25"/>
      <text:p text:style-name="P76"><text:span text:style-name="T107">Sangat sulit untuk melepaskan dan membiarkan orang lain melakukan </text:span><text:span text:style-name="T127">pekerjaan</text:span><text:span text:style-name="T107"> yang biasa Anda lakukan. </text:span></text:p>
      <text:p text:style-name="P30"/>
      <text:p text:style-name="P76"><text:span text:style-name="T107">Jika ada ke</text:span><text:span text:style-name="T128">khawatiran</text:span><text:span text:style-name="T107"> bahwa orang yang Anda delegasikan </text:span><text:span text:style-name="T129">pekerjaan</text:span><text:span text:style-name="T107"> </text:span><text:span text:style-name="T130">itu </text:span><text:span text:style-name="T107">akan melakukannya dengan lebih baik, lebih cepat, atau mengalahkan Anda dalam prosesnya, maka Anda </text:span><text:span text:style-name="T131">akan </text:span><text:span text:style-name="T107">kehilangan peluang untuk </text:span><text:span text:style-name="T132">melejitkan</text:span><text:span text:style-name="T107"> keterampilan kepemimpinan Anda dan peluang pengembangan </text:span><text:span text:style-name="T133">diri </text:span><text:span text:style-name="T107">karyawan Anda.</text:span></text:p>
      <text:p text:style-name="P24"/>
      <text:p text:style-name="P73"><text:span text:style-name="T109">Jadilah realistis</text:span><text:span text:style-name="T107">— tidak ada yang bisa melakukan semuanya sendiri, dan bahkan </text:span><text:span text:style-name="T110">superhero</text:span><text:span text:style-name="T107"> pun membutuhkan bantua</text:span><text:span text:style-name="T111">n</text:span><text:span text:style-name="T107">. Berikut adalah tiga tip</text:span><text:span text:style-name="T112">s</text:span><text:span text:style-name="T107"> untuk membantu Anda tetap tenang </text:span><text:span text:style-name="T113">dalam</text:span><text:span text:style-name="T107"> mendelegasikan:</text:span></text:p>
      <text:p text:style-name="P24"/>
      <text:p text:style-name="P4">Tip #1 — Delegasikan dengan mempertimbangkan Tujuan Pengembangan Tim</text:p>
      <text:p text:style-name="P4"/>
      <text:p text:style-name="P77"><text:span text:style-name="T107">Saat Anda </text:span><text:span text:style-name="T134">menentukan</text:span><text:span text:style-name="T107"> tujuan </text:span><text:span text:style-name="T114">atau goals</text:span><text:span text:style-name="T107"> tahun</text:span><text:span text:style-name="T135">an </text:span><text:span text:style-name="T136">bersama tim</text:span><text:span text:style-name="T107">, Anda mungkin </text:span><text:span text:style-name="T114">paham bagaimana</text:span><text:span text:style-name="T107"> </text:span><text:span text:style-name="T108">kinerja</text:span><text:span text:style-name="T107"> mereka. Anda juga harus mengetahui tujuan pengembangan </text:span><text:span text:style-name="T136">diri</text:span><text:span text:style-name="T107"> mereka. </text:span></text:p>
      <text:p text:style-name="P31"/>
      <text:p text:style-name="P77"><text:span text:style-name="T115">Ingatlah gambaran</text:span><text:span text:style-name="T107"> tentang tujuan tersebut sehingga Anda dapat mencari peluang untuk mendelegasikan berdasarkan kekuatan dan kelemahan tim Anda. </text:span></text:p>
      <text:p text:style-name="P31"/>
      <text:p text:style-name="P77"><text:span text:style-name="T107">Pendelegasian yang efektif </text:span><text:span text:style-name="T137">dapat </text:span><text:span text:style-name="T107">membangun moral </text:span><text:span text:style-name="T138">dan meningkatkan kinerja tim</text:span><text:span text:style-name="T107">.</text:span></text:p>
      <text:p text:style-name="P24"/>
      <text:p text:style-name="P73"><text:span text:style-name="T107">Pikirkan bagaimana mendelegasikan </text:span><text:span text:style-name="T139">pekerjaan</text:span><text:span text:style-name="T107"> ini dapat membantu anggota tim Anda </text:span><text:span text:style-name="T140">dalam </text:span><text:span text:style-name="T107">belajar atau mengembangkan keterampilan baru </text:span><text:span text:style-name="T140">mereka</text:span><text:span text:style-name="T107">. </text:span><text:span text:style-name="T141">Percayalah pada</text:span><text:span text:style-name="T107"> keahlian dan pengalaman Anda untuk kemudian membimbing </text:span><text:span text:style-name="T142">mereka dalam </text:span><text:span text:style-name="T107">melalui </text:span><text:span text:style-name="T143">pekerjaan ny</text:span><text:span text:style-name="T144">a</text:span><text:span text:style-name="T107">. Itu akan menghasilkan win-win </text:span><text:span text:style-name="T116">solution</text:span><text:span text:style-name="T107"> untuk pengembangan </text:span><text:span text:style-name="T117">diri </text:span><text:span text:style-name="T107">karyawan dan kemampuan kepemimpinan Anda.</text:span></text:p>
      <text:p text:style-name="P24"/>
      <text:p text:style-name="P24"/>
      <text:p text:style-name="P24"/>
      <text:p text:style-name="P24"/>
      <text:p text:style-name="P24"/>
      <text:p text:style-name="P4"><text:soft-page-break/>Tip #2 — Tetapkan Harapan yang Jelas</text:p>
      <text:p text:style-name="P24"/>
      <text:p text:style-name="P78"><text:span text:style-name="T107">Anda tidak dapat berasumsi bahwa karyawan Anda akan dapat membaca pikiran Anda. Delegasi yang efektif bukanlah </text:span><text:span text:style-name="T145">dengan </text:span><text:span text:style-name="T107">mengatakan, “</text:span><text:span text:style-name="T145">Hai, bisa kerjakan pekerjaan</text:span><text:span text:style-name="T107"> ini untuk saya?” </text:span><text:span text:style-name="T146">Tetapkan</text:span><text:span text:style-name="T147"> waktu kapan anda harus mendelegasikan pekerjaan tadi</text:span><text:span text:style-name="T107">. </text:span></text:p>
      <text:p text:style-name="P78"><text:span text:style-name="T107">Perjelas apa yang Anda butuhkan dan kapan Anda perlu </text:span><text:span text:style-name="T147">mereka</text:span><text:span text:style-name="T107"> menyelesaikannya. Hasil yang diinginkan perlu dijelaskan </text:span><text:span text:style-name="T148">ketiaka </text:span><text:span text:style-name="T107">dalam diskusi, dan karyawan harus memiliki tanggung jawab dan wewenang untuk menyelesaikan pekerjaan yang didelegasikan. </text:span></text:p>
      <text:p text:style-name="P32"/>
      <text:p text:style-name="P79"><text:span text:style-name="T107">P</text:span><text:span text:style-name="T40">ekerjaan yang mereka kerjakan mungkin tidak akan s</text:span><text:span text:style-name="T197">e</text:span><text:span text:style-name="T40"> sempurna seperti ketika anda melakukan nya sendiri. But it’s okay, tidak apa-apa, kita semua memerlukan proses bukan?</text:span></text:p>
      <text:p text:style-name="P24"/>
      <text:p text:style-name="P26">Ajukan pertanyaan untuk <text:span text:style-name="T211">mengecek </text:span>pemahaman <text:span text:style-name="T211">mereka</text:span>. Anda ingin memastikan karyawan Anda memahami apa yang harus mereka lakukan untuk memulai. Ingatlah bahwa tidak apa-apa bagi mereka untuk <text:span text:style-name="T212">bertanya banyak hal seputar tugas mereka</text:span>. </text:p>
      <text:p text:style-name="P26"/>
      <text:p text:style-name="P26"><text:span text:style-name="T213">Disebut dengan</text:span> proses pendelegasian <text:span text:style-name="T214">itu</text:span> karena suatu alasan; itu bukan hanya lepas tangan, <text:span text:style-name="T215">sama sekali tidak mau tau, tapi ini </text:span>adalah <text:span text:style-name="T216">suatu </text:span>proses yang <text:span text:style-name="T215">sama-sama</text:span> Anda kerjakan bersama melalui <text:span text:style-name="T217">sebuah </text:span>proyek.</text:p>
      <text:p text:style-name="P26"/>
      <text:p text:style-name="P54">Pendelegasian juga merupakan saat yang tepat untuk memilih keterlibatan anda dalam pekerjaan nya. Artinya jangan terlalu ikut campur dan jangan juga terlalu berlepas tangan sama sekali karena jika anda melakukan nya, itu dapat menggagalkan proses pendelegasian yang sedang berlangsung dan anda dapat kehilangan kesempatan penting dalam memberikan arahan atau feedback. </text:p>
      <text:p text:style-name="P24"/>
      <text:p text:style-name="P4">Tip #3 — Berikan <text:span text:style-name="T218">Feedback atau </text:span>Umpan Balik Terus-menerus</text:p>
      <text:p text:style-name="P24"/>
      <text:p text:style-name="P73"><text:span text:style-name="T149">Para pekerja</text:span><text:span text:style-name="T107"> selalu menghargai </text:span><text:span text:style-name="T151">apresiasi</text:span><text:span text:style-name="T107"> yang tulus bahwa pekerjaan mereka diterima dengan baik dan bahwa mereka telah melakukan pekerjaan dengan baik. Bersikaplah spesifik dengan mereka tentang apa yang mereka lakukan dengan sangat b</text:span><text:span text:style-name="T150">ijak</text:span><text:span text:style-name="T107"> — yang </text:span><text:span text:style-name="T152">dapat </text:span><text:span text:style-name="T107">memperkuat perilaku positif dan juga membangun kepercayaan antara Anda dan karyawan Anda.</text:span></text:p>
      <text:p text:style-name="P24"/>
      <text:p text:style-name="P27">Jika ada hal-hal yang perlu diperbaiki untuk waktu berikutnya, luangkan waktu untuk membicarakan semuanya dengan karyawan Anda. </text:p>
      <text:p text:style-name="P27"/>
      <text:p text:style-name="P28">Apakah semua instruksi Anda jelas? Ini juga merupakan peluang besar untuk <text:span text:style-name="T219">masuknya</text:span> komunikasi dua arah. Para pemimpin juga membutuhkan <text:span text:style-name="T220">feedback.</text:span></text:p>
      <text:p text:style-name="P28"/>
      <text:p text:style-name="P28">Luangkan waktu untuk mendengarkan, karena Anda akan lebih belajar bagaimana mendelegasikan dengan lebih baik di masa depan. Meskipun proyek membutuhkan waktu sedikit lebih lama untuk pertama kalinya karena Anda perlu menjawab pertanyaan sebagai bagian dari proses pendelegasian, dalam jangka panjang Anda akan menghemat waktu dan <text:span text:style-name="T221">dapat </text:span>meningkatkan produktivitas tim.</text:p>
      <text:p text:style-name="P24"/>
      <text:p text:style-name="P80"><text:span text:style-name="T107">Pendelegasian yang efektif bukanlah untuk </text:span><text:span text:style-name="T153">berlepas tangan dengan</text:span><text:span text:style-name="T107"> </text:span><text:span text:style-name="T153">pekerjaan</text:span><text:span text:style-name="T107"> yang tidak ingin Anda lakukan. </text:span></text:p>
      <text:p text:style-name="P81"><text:span text:style-name="T154">Tapi</text:span><text:span text:style-name="T107"> delegasi yang efektif </text:span><text:span text:style-name="T154">dapat </text:span><text:span text:style-name="T107">menggunakan kekuatan tim Anda dan kemampuan mereka untuk mendapatkan hasil. </text:span></text:p>
      <text:p text:style-name="P33"/>
      <text:p text:style-name="P81"><text:span text:style-name="T155">Bagi mereka, i</text:span><text:span text:style-name="T107">ni m</text:span><text:span text:style-name="T155">erupakan </text:span><text:span text:style-name="T107">peluang untuk mengembangkan </text:span><text:span text:style-name="T155">skill dan </text:span><text:span text:style-name="T107">mempelajari sesuatu yang baru.</text:span></text:p>
      <text:p text:style-name="P81"><text:soft-page-break/><text:span text:style-name="T155">Bagi anda, i</text:span><text:span text:style-name="T107">ni </text:span><text:span text:style-name="T155">merupakan</text:span><text:span text:style-name="T107"> </text:span><text:span text:style-name="T155">sharing </text:span><text:span text:style-name="T107">pengetahuan dan keahlian Anda untuk pemimpin masa depan. Ini juga merupakan </text:span><text:span text:style-name="T156">pertanda</text:span><text:span text:style-name="T107"> tim yang berfungsi dengan baik dan sehat.</text:span></text:p>
      <text:p text:style-name="P24"/>
      <text:p text:style-name="P24"/>
      <text:p text:style-name="P24"/>
      <text:p text:style-name="P7"><text:span text:style-name="T223">#Prinsip 5: Memimpin dengan </text:span><text:span text:style-name="T224">Menghubungkan</text:span></text:p>
      <text:p text:style-name="P35"/>
      <text:p text:style-name="P82"><text:span text:style-name="T41">Seperti yang kita semua tahu, </text:span><text:span text:style-name="T198">tujuan </text:span><text:span text:style-name="T41">bekerja bukan hanya </text:span><text:span text:style-name="T198">semata-mata</text:span><text:span text:style-name="T41"> untuk mendapatkan uang. Kebanyakan orang membutuhkan dan menginginkan lebih dari sekadar datang </text:span><text:span text:style-name="T157">ke kantor</text:span><text:span text:style-name="T41">, menyelesaikan pekerjaan, dan pulang lagi. Mereka menginginkan pekerjaan yang mereka anggap bermakna; </text:span><text:span text:style-name="T158">seperti misalnya</text:span><text:span text:style-name="T41"> mereka ingin merasa memiliki tujuan, dan mereka ingin pekerjaan yang mereka lakukan </text:span><text:span text:style-name="T159">itu </text:span><text:span text:style-name="T41">dihargai.</text:span></text:p>
      <text:p text:style-name="P55"><text:s/></text:p>
      <text:p text:style-name="P82"><text:span text:style-name="T41">Jadi, bagaimana kita dapat meningkatkan perasaan </text:span><text:span text:style-name="T199">yang </text:span><text:span text:style-name="T200">saling </text:span><text:span text:style-name="T41">terhubung yang dirasakan </text:span><text:span text:style-name="T160">oleh </text:span><text:span text:style-name="T41">karyawan kita?</text:span></text:p>
      <text:p text:style-name="P56"/>
      <text:p text:style-name="P57">Hal-hal sederhana seperti mencari tahu siapa mereka di kehidupan nyata. Apa minat mereka, apa yang mereka lakukan di akhir pekan, dan apa yang menurut mereka benar-benar memotivasi mereka? </text:p>
      <text:p text:style-name="P57"/>
      <text:p text:style-name="P83"><text:span text:style-name="T41">Cari tahu tantangan yang </text:span><text:span text:style-name="T161">sedang </text:span><text:span text:style-name="T41">mereka hadapi - di tempat kerja dan di rumah, bantu mereka mengasah keterampilan mereka atau mengembangkan minat mereka dengan cara yang </text:span><text:span text:style-name="T162">dapat</text:span><text:span text:style-name="T41"> memicu kegembiraan bagi mereka. </text:span></text:p>
      <text:p text:style-name="P58"/>
      <text:p text:style-name="P83"><text:span text:style-name="T41">Singkatnya, perlakukan mereka seperti</text:span><text:span text:style-name="T163"> </text:span><text:span text:style-name="T41">manusia – manusia yang ingin Anda </text:span><text:span text:style-name="T164">bersama-</text:span><text:span text:style-name="T165">sama </text:span><text:span text:style-name="T41">untuk waktu yang lama.</text:span></text:p>
      <text:p text:style-name="P56"/>
      <text:p text:style-name="P84"><text:span text:style-name="T41">Ingatlah untuk menunjukkan bahwa Anda juga manusia. Tunjukkan ke</text:span><text:span text:style-name="T166">prihatinan</text:span><text:span text:style-name="T41"> Anda, mintalah bantuan saat Anda membutuhkannya, dan bangun ikatan dengan orang-orang di atas, di bawah, dan ke segala arah di sekitar Anda. </text:span></text:p>
      <text:p text:style-name="P59"/>
      <text:p text:style-name="P60">Kejujuran akan melahirkan kejujuran. </text:p>
      <text:p text:style-name="P60"/>
      <text:p text:style-name="P85"><text:span text:style-name="T168">Orang</text:span><text:span text:style-name="T41"> yang bersedia mengatakan dengan lantang bahwa mereka membutuhkan bantuan akan membangun hubungan yang lebih dalam dan lebih </text:span><text:span text:style-name="T201">kuat</text:span><text:span text:style-name="T41"> </text:span><text:span text:style-name="T167">lagi</text:span><text:span text:style-name="T41">. </text:span></text:p>
      <text:p text:style-name="P60"/>
      <text:p text:style-name="P60">Orang-orang ini akan lebih <text:span text:style-name="T229">siap</text:span> <text:span text:style-name="T229">dalam</text:span> menghadapi tantangan, mengambil lebih banyak kepemilikan, lebih banyak tanggung jawab, dan lebih banyak minat saat Anda membutuhkannya.</text:p>
      <text:p text:style-name="P34"/>
      <text:p text:style-name="P34"/>
      <text:p text:style-name="P34"/>
      <text:p text:style-name="P6">#Prinsip 6: Memimpin dengan Pujian dan Penghargaan</text:p>
      <text:p text:style-name="P36"/>
      <text:p text:style-name="P63"><text:span text:style-name="T42">Semua</text:span><text:span text:style-name="T43"> manusia memiliki kebutuhan </text:span><text:span text:style-name="T42">untuk dihargai dan </text:span><text:span text:style-name="T47">diakui</text:span></text:p>
      <text:p text:style-name="P36"/>
      <text:p text:style-name="P63"><text:span text:style-name="T43">sebagai seorang pemimpin kita ingin </text:span><text:span text:style-name="T42">masuk ke pola pikir</text:span><text:span text:style-name="T43"> dimana kita </text:span><text:span text:style-name="T169">belajar</text:span><text:span text:style-name="T43"> untuk </text:span><text:span text:style-name="T105">bersikap</text:span><text:span text:style-name="T43"> </text:span><text:span text:style-name="T42">sikap</text:span><text:span text:style-name="T43"> baik.</text:span></text:p>
      <text:p text:style-name="P36"/>
      <text:p text:style-name="P63"><text:span text:style-name="T170">Memberikan p</text:span><text:span text:style-name="T43">ujian itu gratis. Tidak </text:span><text:span text:style-name="T45">dikenakan </text:span><text:span text:style-name="T43">biaya </text:span><text:span text:style-name="T44">apapun</text:span><text:span text:style-name="T43">.</text:span></text:p>
      <text:p text:style-name="P36"/>
      <text:p text:style-name="P86"><text:span text:style-name="T172">Setiap orang</text:span><text:span text:style-name="T45"> pada dasarnya ingin melakukan hal-hal baik</text:span><text:span text:style-name="T43">. </text:span></text:p>
      <text:p text:style-name="P37"><text:soft-page-break/></text:p>
      <text:p text:style-name="P86"><text:span text:style-name="T43">Tugas kita sebagai pemimpin adalah untuk </text:span><text:span text:style-name="T46">menemukan</text:span><text:span text:style-name="T43"> bakat dan dimana letak kekuatan mereka. Jika anda melihat salah satu staf anda berperilaku </text:span><text:span text:style-name="T47">seperti yang anda suka,</text:span><text:span text:style-name="T43"> berikan hadiah </text:span><text:span text:style-name="T106">pujian</text:span><text:span text:style-name="T43">. Katakan “terimakasih”.</text:span></text:p>
      <text:p text:style-name="P36"/>
      <text:p text:style-name="P63"><text:span text:style-name="T43">Berterimakasihlah kepada mereka ketika mereka melakukan sesuatu yang benar. Ketika mereka melakukan kesalahan. </text:span><text:span text:style-name="T47">Santai saja</text:span><text:span text:style-name="T43">. </text:span><text:span text:style-name="T171">Hal buruk</text:span><text:span text:style-name="T43"> kadang terjadi.</text:span></text:p>
      <text:p text:style-name="P36"/>
      <text:p text:style-name="P38">Orang lebih memilih pujian yang tulus <text:span text:style-name="T222">datang</text:span> dari hati daripad<text:span text:style-name="T203">a bentuk penghargaan lainnya seperti uang.</text:span></text:p>
      <text:p text:style-name="P38"/>
      <text:p text:style-name="P64"><text:span text:style-name="T48">Ketika anda </text:span><text:span text:style-name="T49">menghargai</text:span><text:span text:style-name="T48"> seseorang. Anda </text:span><text:span text:style-name="T49">bertindak seperti</text:span><text:span text:style-name="T48"> </text:span><text:span text:style-name="T173">charger atau pengisi baterai bagi mereka,</text:span><text:span text:style-name="T48"> karena anda memberi </text:span><text:span text:style-name="T49">mereka</text:span><text:span text:style-name="T48"> </text:span><text:span text:style-name="T49">kekuatan</text:span><text:span text:style-name="T48"> dan ene</text:span><text:span text:style-name="T49">rgi.</text:span></text:p>
      <text:p text:style-name="P38"/>
      <text:p text:style-name="P64"><text:span text:style-name="T48">Sebagai seorang pemimpin yang efektif. Kita </text:span><text:span text:style-name="T50">harus</text:span><text:span text:style-name="T48"> </text:span><text:span text:style-name="T50">mampu</text:span><text:span text:style-name="T48"> memberikan </text:span><text:span text:style-name="T50">penghargaan </text:span><text:span text:style-name="T48">kepada orang lain. Mengakui kesalahan kita dan bahka</text:span><text:span text:style-name="T50">n berani mengambil sikap disalahkan.</text:span><text:span text:style-name="T48"> jika anda tidak dapat memenuhi</text:span><text:span text:style-name="T50"> atau mengembangkan </text:span><text:span text:style-name="T48">kualitas seperti ini, maka anda </text:span><text:span text:style-name="T51">sebaiknya</text:span><text:span text:style-name="T48"> menjauh</text:span><text:span text:style-name="T51">i</text:span><text:span text:style-name="T48"> </text:span><text:span text:style-name="T51">tanggung jawab yang lebih besar atas orang lain. </text:span><text:span text:style-name="T174">Atau dengan kata lain anda tidak cocok menjadi seorang pemimpin.</text:span></text:p>
      <text:p text:style-name="P39"/>
      <text:p text:style-name="P39"/>
      <text:p text:style-name="P8"><text:span text:style-name="T225">#</text:span>Prinsip7: Memimpin dengan Kecerdasan Emosional</text:p>
      <text:p text:style-name="P40"/>
      <text:p text:style-name="P40"/>
      <text:p text:style-name="P65"><text:span text:style-name="T175">Para pekerja</text:span><text:span text:style-name="T40"> menginginkan </text:span><text:span text:style-name="T53">pemimpin mereka </text:span><text:span text:style-name="T176">yang </text:span><text:span text:style-name="T40">menghormati mereka, melindungi mereka, dan peduli pada mereka.</text:span></text:p>
      <text:p text:style-name="P65"><text:span text:style-name="T40">Mereka menginginkan se</text:span><text:span text:style-name="T53">orang pemimpin </text:span><text:span text:style-name="T40">yang </text:span><text:span text:style-name="T53">dapat </text:span><text:span text:style-name="T40">meningkatkan </text:span><text:span text:style-name="T54">kepercayaan dan </text:span><text:span text:style-name="T40">harga diri mereka.</text:span></text:p>
      <text:p text:style-name="P40"/>
      <text:p text:style-name="P66"><text:span text:style-name="T56">- kecerdasan emosional kita adalah kemampuan </text:span><text:span text:style-name="T55">kita </text:span><text:span text:style-name="T56">untuk memproses emosi -(</text:span><text:span text:style-name="T55">baik emosi orang lain maupun emosi kita sendiri) dan </text:span><text:span text:style-name="T57">membantu dalam</text:span><text:span text:style-name="T55"> mengambil keputusan yang tepat.</text:span></text:p>
      <text:p text:style-name="P40"/>
      <text:p text:style-name="P66"><text:span text:style-name="T56">- kecerdasan emosional </text:span><text:span text:style-name="T58">sangat</text:span><text:span text:style-name="T56"> </text:span><text:span text:style-name="T52">berkaitan dengan kesadaran diri, </text:span><text:span text:style-name="T58">pengendalian</text:span><text:span text:style-name="T52"> diri, dan </text:span><text:span text:style-name="T58">pengaturan</text:span><text:span text:style-name="T52"> diri </text:span><text:span text:style-name="T58">serta ketrampilan sosial</text:span><text:span text:style-name="T52"> lainnya, </text:span><text:span text:style-name="T58">yang harus anda miliki dan </text:span><text:span text:style-name="T59">praktikkan</text:span><text:span text:style-name="T58">. </text:span><text:span text:style-name="T59">Ini adalah kemampuan untuk mengelola diri dan hubungan kita secara efektif</text:span><text:span text:style-name="T52">.</text:span></text:p>
      <text:p text:style-name="P41"/>
      <text:p text:style-name="P67"><text:span text:style-name="T52">- kesadaran diri adalah kemampuan kita untuk mengenali dan memahami </text:span><text:span text:style-name="T60">suasana hati, </text:span><text:span text:style-name="T52">emosi </text:span><text:span text:style-name="T60">dan dorongan </text:span><text:span text:style-name="T52">kita, </text:span><text:span text:style-name="T60">serta, dan ini sangat penting, pengaruhnya terhadap orang lain. </text:span><text:span text:style-name="T52">Jika kita </text:span><text:span text:style-name="T61">sadar</text:span><text:span text:style-name="T52"> diri, </text:span><text:span text:style-name="T61">maka</text:span><text:span text:style-name="T52"> kita </text:span><text:span text:style-name="T61">memiliki pemahaman mendalam tentang</text:span><text:span text:style-name="T52"> kekuatan, kelemahan, dan kebutuhan kita.</text:span></text:p>
      <text:p text:style-name="P42"/>
      <text:p text:style-name="P67"><text:span text:style-name="T52">- ke</text:span><text:span text:style-name="T62">trampilan</text:span><text:span text:style-name="T52"> kecerdasan emosional dapat dipelajari </text:span><text:span text:style-name="T177">di</text:span><text:span text:style-name="T62"> usia berapa pun</text:span><text:span text:style-name="T52">.</text:span></text:p>
      <text:p text:style-name="P42"/>
      <text:p text:style-name="P67"><text:span text:style-name="T52">- </text:span><text:span text:style-name="T63">tidak</text:span><text:span text:style-name="T52"> hanya sebagai pemimpin, tetapi yang utama </text:span><text:span text:style-name="T64">adalah</text:span><text:span text:style-name="T52"> sebagai manusia, kita ingin mengembangkan kemampuan </text:span><text:span text:style-name="T65">kita</text:span><text:span text:style-name="T52"> untuk </text:span><text:span text:style-name="T65">membingkai ulang situasi</text:span><text:span text:style-name="T52">, melihat gambar dari jauh, dan mengambil sudut pandang yang berbeda.</text:span></text:p>
      <text:p text:style-name="P42"/>
      <text:p text:style-name="P5"/>
      <text:p text:style-name="P5"/>
      <text:p text:style-name="P5"/>
      <text:p text:style-name="P5"/>
      <text:p text:style-name="P5"><text:soft-page-break/><text:span text:style-name="T208">#</text:span><text:span text:style-name="T209">Prinsip 8: <text:s/>Memimpin dengan </text:span><text:span text:style-name="T210">pelatihan</text:span><text:span text:style-name="T209">, </text:span><text:span text:style-name="T210">pembinaan</text:span><text:span text:style-name="T209"> dan </text:span><text:span text:style-name="T210">pendampingan</text:span></text:p>
      <text:p text:style-name="P43"/>
      <text:p text:style-name="P68"><text:span text:style-name="T69">- </text:span><text:span text:style-name="T178">seorang pemimpin</text:span><text:span text:style-name="T69"> </text:span><text:span text:style-name="T70">berperan </text:span><text:span text:style-name="T69">sebagai </text:span><text:span text:style-name="T71">panutan</text:span><text:span text:style-name="T69">. Semua orang memperhatikan anda. Mereka </text:span><text:span text:style-name="T71">meniru</text:span><text:span text:style-name="T69"> anda. </text:span><text:span text:style-name="T66">Mereka mengamati bagaimana anda berperilaku dan kemudian </text:span><text:span text:style-name="T72">membenarkan </text:span><text:span text:style-name="T66">perilaku mereka sendiri.</text:span></text:p>
      <text:p text:style-name="P44"/>
      <text:p text:style-name="P68"><text:span text:style-name="T66">- </text:span><text:span text:style-name="T73">terutama</text:span><text:span text:style-name="T66"> ketika </text:span><text:span text:style-name="T73">keadaan</text:span><text:span text:style-name="T66"> </text:span><text:span text:style-name="T179">atau situasi </text:span><text:span text:style-name="T66">tidak berjalan dengan baik. Ini merupakan kesempatan bagi </text:span><text:span text:style-name="T73">karyawan</text:span><text:span text:style-name="T66"> </text:span><text:span text:style-name="T73">untuk</text:span><text:span text:style-name="T66"> belajar. </text:span><text:span text:style-name="T74">Jangan memarahi dan membuatnya merasa kecil dan tidak berguna</text:span><text:span text:style-name="T66">. hargai </text:span><text:span text:style-name="T74">usaha</text:span><text:span text:style-name="T66"> dan </text:span><text:span text:style-name="T74">kinerja</text:span><text:span text:style-name="T66"> nya. </text:span><text:span text:style-name="T74">Kata kunci disini adalah menunjukkan empati</text:span></text:p>
      <text:p text:style-name="P44"/>
      <text:p text:style-name="P69"><text:span text:style-name="T66">- </text:span><text:span text:style-name="T74">tunjukkan</text:span><text:span text:style-name="T66"> kepada mereka keterampilan-</text:span><text:span text:style-name="T180">ketrampilan</text:span><text:span text:style-name="T66"> baru </text:span><text:span text:style-name="T180">lalu</text:span><text:span text:style-name="T66"> </text:span><text:span text:style-name="T180">ajarkan</text:span><text:span text:style-name="T66"> mereka. Tumbuhkan mereka. Biarkan mereka membuat kesalahan</text:span></text:p>
      <text:p text:style-name="P45"/>
      <text:p text:style-name="P69"><text:span text:style-name="T66">- </text:span><text:span text:style-name="T181">pemimpin </text:span><text:span text:style-name="T66">Sebagai pelatih, <text:s/>ahli di bidang tertentu dan </text:span><text:span text:style-name="T74">memberikan</text:span><text:span text:style-name="T66"> pengetahuan </text:span><text:span text:style-name="T183">baru </text:span><text:span text:style-name="T66">kepada </text:span><text:span text:style-name="T182">para pekerja.</text:span><text:span text:style-name="T66"> Pelatihan selalu tentang meningkatkan keterampilan.</text:span></text:p>
      <text:p text:style-name="P45"/>
      <text:p text:style-name="P87"><text:span text:style-name="T66">- ketika kita melatih seseorang, maka kita melakukan </text:span><text:span text:style-name="T184">nya</text:span><text:span text:style-name="T66"> dengan mengamati penampilannya. </text:span><text:span text:style-name="T75">Kita</text:span><text:span text:style-name="T66"> </text:span><text:span text:style-name="T75">menetapkan</text:span><text:span text:style-name="T66"> tujuan dan fokus </text:span><text:span text:style-name="T185">ke</text:span><text:span text:style-name="T75">padanya</text:span><text:span text:style-name="T66">. Kita membantu </text:span><text:span text:style-name="T75">menunjukkan</text:span><text:span text:style-name="T66"> mana yang berpotensi menjadi masalah dan </text:span><text:span text:style-name="T185">kemudian memberikan masukan</text:span><text:span text:style-name="T66">.</text:span></text:p>
      <text:p text:style-name="P46"/>
      <text:p text:style-name="P88"><text:span text:style-name="T66">Kita </text:span><text:span text:style-name="T186">membantu</text:span><text:span text:style-name="T66"> </text:span><text:span text:style-name="T75">untuk memenuhi</text:span><text:span text:style-name="T66"> tujuan mereka. </text:span><text:span text:style-name="T187">Ada berbagai macam teknik pelatihan. </text:span><text:span text:style-name="T67">Salah satu nya </text:span><text:span text:style-name="T188">dengan </text:span><text:span text:style-name="T67">menanyakan banyak pertanyaan. </text:span></text:p>
      <text:p text:style-name="P48"/>
      <text:p text:style-name="P89"><text:span text:style-name="T76">Menunjukkan kepadanya</text:span><text:span text:style-name="T67"> bagaimana cara memecahkan masalah secara langsung </text:span><text:span text:style-name="T76">adalah</text:span><text:span text:style-name="T67"> cara yang lain </text:span><text:span text:style-name="T76">untuk </text:span><text:span text:style-name="T67">melatih. </text:span></text:p>
      <text:p text:style-name="P49"/>
      <text:p text:style-name="P89"><text:span text:style-name="T67">Kadang-kadang kita hanya mengamati </text:span><text:span text:style-name="T77">tetapi kemudian mengi</text:span><text:span text:style-name="T67">nter</text:span><text:span text:style-name="T78">v</text:span><text:span text:style-name="T67">ensi atau </text:span><text:span text:style-name="T78">kita dapat </text:span><text:span text:style-name="T67">me</text:span><text:span text:style-name="T188">ngingatkan</text:span><text:span text:style-name="T67"> </text:span><text:span text:style-name="T78">terus-menerus agar mereka tetap </text:span><text:span text:style-name="T189">fokus pada jalurnya</text:span><text:span text:style-name="T67">.</text:span></text:p>
      <text:p text:style-name="P47"/>
      <text:p text:style-name="P70"><text:span text:style-name="T67">- </text:span><text:span text:style-name="T190">pemimpin sebagai </text:span><text:span text:style-name="T67">seorang mentor juga melakukan pekerjaan yang sama seperti seorang coach dan pelatih. </text:span><text:span text:style-name="T192">Bedanya mentor melakukan</text:span><text:span text:style-name="T191">nya dengan membimbing dan mendukung.</text:span></text:p>
      <text:p text:style-name="P50"/>
      <text:p text:style-name="P70"><text:span text:style-name="T67">Kita </text:span><text:span text:style-name="T79">menasihatinya di bidang yang</text:span><text:span text:style-name="T68"> telah kita kuasai, </text:span><text:span text:style-name="T80">misalnya</text:span><text:span text:style-name="T68"> nya keterampilan sosial. Ketika kita ingin </text:span><text:span text:style-name="T80">membimbing seseorang</text:span><text:span text:style-name="T68"> dalam </text:span><text:span text:style-name="T80">keterampilan sosial</text:span><text:span text:style-name="T68">, </text:span><text:span text:style-name="T80">maka </text:span><text:span text:style-name="T68">kita harus </text:span><text:span text:style-name="T80">memiliki </text:span><text:span text:style-name="T68">pengalaman dan </text:span><text:span text:style-name="T80">ke</text:span><text:span text:style-name="T68">ahli</text:span><text:span text:style-name="T80">an khusus</text:span><text:span text:style-name="T68"> dalam bidang ini. Mentor selalu fokus </text:span><text:span text:style-name="T80">pada</text:span><text:span text:style-name="T68"> gambar yang lebih besar. Mereka </text:span><text:span text:style-name="T193">membagikan pengalaman</text:span><text:span text:style-name="T68"> mereka yang telah mereka </text:span><text:span text:style-name="T80">peroleh selama </text:span><text:span text:style-name="T68">bertahun-tahun.</text:span></text:p>
      <text:p text:style-name="P51"/>
      <text:p text:style-name="P9"><text:span text:style-name="T226">#</text:span>Prinsip 9: Memimpin dengan Inspirasi</text:p>
      <text:p text:style-name="P52"/>
      <text:p text:style-name="P71"><text:span text:style-name="T84">- </text:span><text:span text:style-name="T83">bersikaplah transparan </text:span><text:span text:style-name="T84">dan tunjukkan kepada tim anda, bahwa anda hanyalah manusia biasa dengan perasaan dan emosi seperti orang lain.</text:span></text:p>
      <text:p text:style-name="P52"/>
      <text:p text:style-name="P71"><text:span text:style-name="T84">- </text:span><text:span text:style-name="T85">para </text:span><text:span text:style-name="T84">pemimpin </text:span><text:span text:style-name="T85">yang inspiratif</text:span><text:span text:style-name="T84"> dapat </text:span><text:span text:style-name="T85">menyalakan semangat dalam diri</text:span><text:span text:style-name="T81"> karyawan dan pengikut mereka </text:span><text:span text:style-name="T85">yang menggerakkan mereka untuk bertindak</text:span><text:span text:style-name="T81">. Para karyawan tidak mem</text:span><text:span text:style-name="T86">erlukan</text:span><text:span text:style-name="T81"> motivasi </text:span><text:span text:style-name="T86">untuk bertindak karena</text:span><text:span text:style-name="T81"> mereka telah terinspirasi</text:span></text:p>
      <text:p text:style-name="P53"/>
      <text:p text:style-name="P71"><text:span text:style-name="T81">- </text:span><text:span text:style-name="T87">jadilah </text:span><text:span text:style-name="T194">pemimpin </text:span><text:span text:style-name="T82">yang berintegritas, </text:span><text:span text:style-name="T87">seseorang yang menindaklanjuti apa yang dia janjikan.</text:span><text:span text:style-name="T82"> Per</text:span><text:span text:style-name="T195">lakuan </text:span><text:span text:style-name="T82">anda harus </text:span><text:span text:style-name="T88">s</text:span><text:span text:style-name="T82">esuai dengan </text:span><text:span text:style-name="T195">ucapan</text:span><text:span text:style-name="T82"> <text:s/>anda. Keduanya harus </text:span><text:span text:style-name="T89">berjalan secara </text:span><text:span text:style-name="T82">sinkron. Jika anda </text:span><text:soft-page-break/><text:span text:style-name="T90">adalah se</text:span><text:span text:style-name="T82">orang dengan tujuan dan visi yang jelas </text:span><text:span text:style-name="T91">maka</text:span><text:span text:style-name="T82"> anda akan menarik orang sekitar anda. </text:span><text:span text:style-name="T92">Kemungkinannya</text:span><text:span text:style-name="T82"> lebih tinggi bahwa anda akan menginspirasi satu atau </text:span><text:span text:style-name="T93">yang lain</text:span><text:span text:style-name="T82">.</text:span></text:p>
      <text:p text:style-name="P61"/>
      <text:p text:style-name="P91"/>
      <text:p text:style-name="P95">Ringkasan</text:p>
      <text:p text:style-name="P91">Halo <text:span text:style-name="T230">dan selamat datang di video ini.</text:span></text:p>
      <text:p text:style-name="P93"/>
      <text:p text:style-name="P90">Ini merupakan ringkasan mengenai kursus ini.</text:p>
      <text:p text:style-name="P90"/>
      <text:p text:style-name="P99">Jadi apa yang telah kita pelajari?</text:p>
      <text:p text:style-name="P99"/>
      <text:p text:style-name="P99">Kita telah mengetahui perbedaan mendasar kepemimpinan dulu dan zaman sekarang. Betapa penting untuk mengembangkan gaya dan kepribadian kepemimpinan otentik Anda sendiri untuk membentuk tim yang efektif dan efisien.</text:p>
      <text:p text:style-name="P99"/>
      <text:p text:style-name="P99">Kemudian kita telah melihat 9 prinsip kepemimpinan.</text:p>
      <text:p text:style-name="P99"/>
      <text:p text:style-name="P99">Dimulai dari bagaimana seorang chef memimpin dengan memberikan contoh kepada para pekerja di restorannya, berkeliling setiap pagi untuk menyapa pegawainya.</text:p>
      <text:p text:style-name="P99"/>
      <text:p text:style-name="P99">Kemudian ada memimpin dengan mendengarkan, yang juga merupakan sesuatu yang sangat penting. Mendengar adalah tanggungjawab kepemimpinan yang tidak muncul dalam deskripsi pekerjaan. </text:p>
      <text:p text:style-name="P99"/>
      <text:p text:style-name="P99">Selanjutnya, ada memimpin dengan berkomunikasi. Komunikasi merupakan salah satu hal tersulit yang menjadi jobdesk seorang pemimpin. Sulit bukan berarti mustahil. Sebagai seorang pemimpin yang sukses Anda harus belajar bagaimana berkomunikasi dengan benar.</text:p>
      <text:p text:style-name="P99"/>
      <text:p text:style-name="P99">Yang keempat adalah memimpin dengan delegasi. Jadilah pemimpin yang realistis, tidak ada yang bisa melakukan semua pekerjaan nya sendiri. Menjadi pemimpin yang hebat dengan memanfaatkan semua kekuatan tim. Pendelegasian merupakan peran yang sangat penting bagi kesuksesan kepemimpinan Anda.</text:p>
      <text:p text:style-name="P99"/>
      <text:p text:style-name="P99">Kelima adalah memimpin dengan menghubungkan. Perlakukan lah pekerja anda seperti manusia, tunjukkan keprihatinan anda, mintalah bantuan jika membutuhkan. bangun ikatan dengan semua kalangan.</text:p>
      <text:p text:style-name="P99"/>
      <text:p text:style-name="P99">Selanjutnya pembahasan mengenai memimpin dengan pujian dan penghargaan. Semua manusia memiliki kebutuhan untuk dihargai dan diakui. Berterimakasihlah kepada mereka ketika mereka melakukan sesuatu yang benar. Berikan pujian tulus yang datang dari hati, pujian tulus dapat mengalahkan penghargaan lainnya seperti uang.</text:p>
      <text:p text:style-name="P99"/>
      <text:p text:style-name="P99">Ketujuh merupakan memimpin dengan kecerdasan emosional. Kecerdasan emosional kita adalah kemampuan untuk memproses emosi, baik emosi orang lain maupun emosi kita sendiri. Tidak hanya sebagai pemimpin, tetapi yang utama adalah sebagai manusia, kita ingin mengembangkan kemampuan kita untuk membingkai ulang situasi, melihat gambar dari jauh, dan mengambil sudut pandang yang berbeda.</text:p>
      <text:p text:style-name="P99"/>
      <text:p text:style-name="P99"><text:soft-page-break/>Delapan memimpin dengan pelatihan, pembinaan dan pendampingan. Seorang pemimpin berperan sebagai panutan. Semua orang memperhatikan anda. Mereka meniru, mengamati, bagaimana anda berperilaku.</text:p>
      <text:p text:style-name="P99"/>
      <text:p text:style-name="P90"><text:span text:style-name="T202">Sebelum mengakhirinya dengan</text:span><text:span text:style-name="T82"> memimpin dengan inspirasi. Para pemimpin yang inspiratif dapat menyalakan semangat dalam diri pekerja dan pengikut merkea yang menggerakkan mereka untuk bertindak. Jadilah pemimpin yang berintegritas, yang menindaklanjuti apa yang dia katakan.</text:span></text:p>
      <text:p text:style-name="P99"/>
      <text:p text:style-name="P97">Saya berharap anda telah mempelajari banyak hal baru dalam kursus ini.</text:p>
      <text:p text:style-name="P94"/>
      <text:p text:style-name="P100">Terima kasih telah menonton dan sampai jumpa.</text:p>
      <text:p text:style-name="P99"/>
      <text:p text:style-name="P99"/>
      <text:p text:style-name="P96">Penutup</text:p>
      <text:p text:style-name="P96"/>
      <text:p text:style-name="P92">Halo <text:span text:style-name="T230">dan selamat datang di video ini.</text:span></text:p>
      <text:p text:style-name="P92"/>
      <text:p text:style-name="P92">Akhirnya saya ingin mengucapkan terima kasih kepada Anda semua karena telah memutuskan untuk mengambil kursus yang <text:span text:style-name="T231">sangat </text:span>menarik ini.</text:p>
      <text:p text:style-name="P92"/>
      <text:p text:style-name="P101">Dan jangan lupa untuk mengikuti kursus lain<text:span text:style-name="T231">nya</text:span> yang <text:span text:style-name="T231">kami</text:span> miliki. </text:p>
      <text:p text:style-name="P101"/>
      <text:p text:style-name="P101">Selamat menikmati</text:p>
      <text:p text:style-name="P101"/>
      <text:p text:style-name="P98">Dan jangan lupa untuk terus belajar. </text:p>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10:13:24.912342340</meta:creation-date>
    <dc:date>2022-01-31T17:15:39.828834071</dc:date>
    <meta:editing-duration>P2DT14H51M39S</meta:editing-duration>
    <meta:editing-cycles>374</meta:editing-cycles>
    <meta:generator>LibreOffice/7.2.5.2$Linux_X86_64 LibreOffice_project/20$Build-2</meta:generator>
    <meta:document-statistic meta:table-count="0" meta:image-count="0" meta:object-count="0" meta:page-count="11" meta:paragraph-count="164" meta:word-count="3248" meta:character-count="24117" meta:non-whitespace-character-count="20985"/>
  </office:meta>
</office:document-meta>
</file>